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in"/>
    </style:style>
    <style:style style:name="ce31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</style:style>
    <style:style style:name="ce32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</style:style>
    <style:style style:name="ce33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in"/>
    </style:style>
    <style:style style:name="ce34" style:family="table-cell" style:parent-style-name="Pivot_20_Table_20_Category" style:data-style-name="N0">
      <style:table-cell-properties fo:border-bottom="2.01pt solid #000000" style:text-align-source="fix" style:repeat-content="false" fo:border-left="2.01pt solid #000000" fo:border-right="0.99pt solid #000000" fo:border-top="none" style:vertical-align="middle"/>
      <style:paragraph-properties fo:text-align="center" fo:margin-left="0in"/>
    </style:style>
    <style:style style:name="ce35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in"/>
    </style:style>
    <style:style style:name="ce36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37" style:family="table-cell" style:parent-style-name="Pivot_20_Table_20_Value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is-true-formula([.C3]&gt;[.B4])" style:apply-style-name="Bad" style:base-cell-address="'total memory used - best doubling strategy'.B3"/>
      <style:map style:condition="is-true-formula([.C3]&lt;[.B4])" style:apply-style-name="Good" style:base-cell-address="'total memory used - best doubling strategy'.B3"/>
    </style:style>
    <style:style style:name="ce38" style:family="table-cell" style:parent-style-name="Pivot_20_Table_20_Value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is-true-formula([.C3]&gt;[.B4])" style:apply-style-name="Bad" style:base-cell-address="'total memory used - best doubling strategy'.B3"/>
      <style:map style:condition="is-true-formula([.C3]&lt;[.B4])" style:apply-style-name="Good" style:base-cell-address="'total memory used - best doubling strategy'.B3"/>
    </style:style>
    <style:style style:name="ce39" style:family="table-cell" style:parent-style-name="Pivot_20_Table_20_Value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 style:vertical-align="automatic"/>
      <style:paragraph-properties fo:text-align="center" fo:margin-left="0in"/>
    </style:style>
    <style:style style:name="ce41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2" style:family="table-cell" style:parent-style-name="Pivot_20_Table_20_Value" style:data-style-name="N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is-true-formula([.C3]&gt;[.B4])" style:apply-style-name="Bad" style:base-cell-address="'total memory used - best doubling strategy'.B3"/>
      <style:map style:condition="is-true-formula([.C3]&lt;[.B4])" style:apply-style-name="Good" style:base-cell-address="'total memory used - best doubling strategy'.B3"/>
    </style:style>
    <style:style style:name="ce43" style:family="table-cell" style:parent-style-name="Pivot_20_Table_20_Value" style:data-style-name="N0">
      <style:table-cell-properties style:text-align-source="fix" style:repeat-content="false" fo:border="none" style:vertical-align="middle"/>
      <style:paragraph-properties fo:text-align="center" fo:margin-left="0in"/>
      <style:map style:condition="is-true-formula([.C3]&gt;[.B4])" style:apply-style-name="Bad" style:base-cell-address="'total memory used - best doubling strategy'.B3"/>
      <style:map style:condition="is-true-formula([.C3]&lt;[.B4])" style:apply-style-name="Good" style:base-cell-address="'total memory used - best doubling strategy'.B3"/>
    </style:style>
    <style:style style:name="ce44" style:family="table-cell" style:parent-style-name="Pivot_20_Table_20_Value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Pivot_20_Table_20_Corner">
      <style:table-cell-properties fo:border-bottom="0.99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in"/>
    </style:style>
    <style:style style:name="ce46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2.01pt solid #000000" fo:border-top="none" style:vertical-align="middle"/>
      <style:paragraph-properties fo:text-align="center" fo:margin-left="0in"/>
    </style:style>
    <style:style style:name="ce47" style:family="table-cell" style:parent-style-name="Pivot_20_Table_20_Value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8" style:family="table-cell" style:parent-style-name="Pivot_20_Table_20_Value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9" style:family="table-cell" style:parent-style-name="Pivot_20_Table_20_Value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50" style:family="table-cell" style:parent-style-name="Pivot_20_Table_20_Value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51" style:family="table-cell" style:parent-style-name="Pivot_20_Table_20_Value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52" style:family="table-cell" style:parent-style-name="Pivot_20_Table_20_Value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Pivot_20_Table_20_Value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4" style:family="table-cell" style:parent-style-name="Pivot_20_Table_20_Value">
      <style:table-cell-properties style:text-align-source="fix" style:repeat-content="false" style:vertical-align="middle"/>
      <style:paragraph-properties fo:text-align="center" fo:margin-left="0in"/>
      <style:map style:condition="is-true-formula(AND([.C4]&lt;=[.D3]; [.C4]&lt;=[.B5]))" style:apply-style-name="Good" style:base-cell-address="'total memory used - optimal parameters for space'.C4"/>
    </style:style>
    <style:style style:name="ce55" style:family="table-cell" style:parent-style-name="Pivot_20_Table_20_Value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map style:condition="is-true-formula(AND([.C4]&lt;=[.D3]; [.C4]&lt;=[.B5]))" style:apply-style-name="Good" style:base-cell-address="'total memory used - optimal parameters for space'.C4"/>
    </style:style>
    <style:style style:name="ce56" style:family="table-cell" style:parent-style-name="Pivot_20_Table_20_Value">
      <style:table-cell-properties style:text-align-source="fix" style:repeat-content="false" style:vertical-align="middle"/>
      <style:paragraph-properties fo:text-align="center" fo:margin-left="0in"/>
      <style:map style:condition="is-true-formula(AND([.C4]&lt;=[.D3]; [.C4]&lt;=[.B5]))" style:apply-style-name="Good" style:base-cell-address="'total memory used - optimal parameters for space'.C4"/>
    </style:style>
    <style:style style:name="ce57" style:family="table-cell" style:parent-style-name="Pivot_20_Table_20_Value">
      <style:table-cell-properties fo:background-color="#ffff00" style:text-align-source="fix" style:repeat-content="false" fo:border="0.74pt double #00a933" style:border-line-width="0.0102in 0.0016in 0.0209in" style:vertical-align="middle"/>
      <style:paragraph-properties fo:text-align="center" fo:margin-left="0in"/>
      <style:map style:condition="is-true-formula(AND([.C4]&lt;=[.D3]; [.C4]&lt;=[.B5]))" style:apply-style-name="Good" style:base-cell-address="'total memory used - optimal parameters for space'.C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ork_mem</text:p>
          </table:table-cell>
          <table:table-cell office:value-type="string" calcext:value-type="string">
            <text:p>nbatch</text:p>
          </table:table-cell>
          <table:table-cell office:value-type="string" calcext:value-type="string">
            <text:p>total_mem</text:p>
          </table:table-cell>
          <table:table-cell office:value-type="string" calcext:value-type="string">
            <text:p>files_me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60" calcext:value-type="float">
            <text:p>56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072" calcext:value-type="float">
            <text:p>107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096" calcext:value-type="float">
            <text:p>209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144" calcext:value-type="float">
            <text:p>414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240" calcext:value-type="float">
            <text:p>824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432" calcext:value-type="float">
            <text:p>16432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2816" calcext:value-type="float">
            <text:p>32816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5584" calcext:value-type="float">
            <text:p>65584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31120" calcext:value-type="float">
            <text:p>131120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92" calcext:value-type="float">
            <text:p>262192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24336" calcext:value-type="float">
            <text:p>524336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624" calcext:value-type="float">
            <text:p>1048624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200" calcext:value-type="float">
            <text:p>2097200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352" calcext:value-type="float">
            <text:p>4194352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656" calcext:value-type="float">
            <text:p>8388656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264" calcext:value-type="float">
            <text:p>16777264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24" calcext:value-type="float">
            <text:p>62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136" calcext:value-type="float">
            <text:p>113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2160" calcext:value-type="float">
            <text:p>216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208" calcext:value-type="float">
            <text:p>420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304" calcext:value-type="float">
            <text:p>8304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496" calcext:value-type="float">
            <text:p>16496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2880" calcext:value-type="float">
            <text:p>32880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65648" calcext:value-type="float">
            <text:p>65648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1184" calcext:value-type="float">
            <text:p>131184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62256" calcext:value-type="float">
            <text:p>262256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24400" calcext:value-type="float">
            <text:p>524400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264" calcext:value-type="float">
            <text:p>2097264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416" calcext:value-type="float">
            <text:p>4194416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720" calcext:value-type="float">
            <text:p>8388720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328" calcext:value-type="float">
            <text:p>16777328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752" calcext:value-type="float">
            <text:p>75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1264" calcext:value-type="float">
            <text:p>126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288" calcext:value-type="float">
            <text:p>228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4336" calcext:value-type="float">
            <text:p>433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432" calcext:value-type="float">
            <text:p>8432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6624" calcext:value-type="float">
            <text:p>16624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3008" calcext:value-type="float">
            <text:p>33008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65776" calcext:value-type="float">
            <text:p>65776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31312" calcext:value-type="float">
            <text:p>131312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384" calcext:value-type="float">
            <text:p>262384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24528" calcext:value-type="float">
            <text:p>524528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392" calcext:value-type="float">
            <text:p>2097392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544" calcext:value-type="float">
            <text:p>4194544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848" calcext:value-type="float">
            <text:p>8388848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456" calcext:value-type="float">
            <text:p>16777456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624" calcext:value-type="float">
            <text:p>6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752" calcext:value-type="float">
            <text:p>75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008" calcext:value-type="float">
            <text:p>100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1520" calcext:value-type="float">
            <text:p>152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544" calcext:value-type="float">
            <text:p>254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4592" calcext:value-type="float">
            <text:p>459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float" office:value="8688" calcext:value-type="float">
            <text:p>8688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6880" calcext:value-type="float">
            <text:p>16880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3264" calcext:value-type="float">
            <text:p>33264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6032" calcext:value-type="float">
            <text:p>66032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1568" calcext:value-type="float">
            <text:p>131568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62640" calcext:value-type="float">
            <text:p>262640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24784" calcext:value-type="float">
            <text:p>524784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648" calcext:value-type="float">
            <text:p>2097648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800" calcext:value-type="float">
            <text:p>4194800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9104" calcext:value-type="float">
            <text:p>8389104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712" calcext:value-type="float">
            <text:p>16777712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072" calcext:value-type="float">
            <text:p>10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1136" calcext:value-type="float">
            <text:p>11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264" calcext:value-type="float">
            <text:p>12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20" calcext:value-type="float">
            <text:p>152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032" calcext:value-type="float">
            <text:p>203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056" calcext:value-type="float">
            <text:p>305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104" calcext:value-type="float">
            <text:p>510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9200" calcext:value-type="float">
            <text:p>920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7392" calcext:value-type="float">
            <text:p>17392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3776" calcext:value-type="float">
            <text:p>33776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6544" calcext:value-type="float">
            <text:p>66544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32080" calcext:value-type="float">
            <text:p>132080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63152" calcext:value-type="float">
            <text:p>263152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525296" calcext:value-type="float">
            <text:p>525296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8160" calcext:value-type="float">
            <text:p>2098160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5312" calcext:value-type="float">
            <text:p>4195312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9616" calcext:value-type="float">
            <text:p>8389616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8224" calcext:value-type="float">
            <text:p>16778224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2064" calcext:value-type="float">
            <text:p>2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2288" calcext:value-type="float">
            <text:p>228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2544" calcext:value-type="float">
            <text:p>254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3056" calcext:value-type="float">
            <text:p>305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4080" calcext:value-type="float">
            <text:p>408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6128" calcext:value-type="float">
            <text:p>612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0224" calcext:value-type="float">
            <text:p>10224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416" calcext:value-type="float">
            <text:p>18416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34800" calcext:value-type="float">
            <text:p>34800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7568" calcext:value-type="float">
            <text:p>67568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33104" calcext:value-type="float">
            <text:p>133104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264176" calcext:value-type="float">
            <text:p>264176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526320" calcext:value-type="float">
            <text:p>526320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9184" calcext:value-type="float">
            <text:p>2099184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6336" calcext:value-type="float">
            <text:p>4196336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90640" calcext:value-type="float">
            <text:p>8390640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9248" calcext:value-type="float">
            <text:p>16779248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4112" calcext:value-type="float">
            <text:p>4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4144" calcext:value-type="float">
            <text:p>41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float" office:value="4208" calcext:value-type="float">
            <text:p>420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float" office:value="4336" calcext:value-type="float">
            <text:p>43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4592" calcext:value-type="float">
            <text:p>459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104" calcext:value-type="float">
            <text:p>51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6128" calcext:value-type="float">
            <text:p>612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8176" calcext:value-type="float">
            <text:p>817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2272" calcext:value-type="float">
            <text:p>12272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20464" calcext:value-type="float">
            <text:p>20464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36848" calcext:value-type="float">
            <text:p>36848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office:value-type="float" office:value="69616" calcext:value-type="float">
            <text:p>69616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35152" calcext:value-type="float">
            <text:p>135152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266224" calcext:value-type="float">
            <text:p>266224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528368" calcext:value-type="float">
            <text:p>528368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01232" calcext:value-type="float">
            <text:p>2101232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8384" calcext:value-type="float">
            <text:p>4198384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92688" calcext:value-type="float">
            <text:p>8392688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81296" calcext:value-type="float">
            <text:p>16781296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8208" calcext:value-type="float">
            <text:p>82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8240" calcext:value-type="float">
            <text:p>82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8304" calcext:value-type="float">
            <text:p>83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8432" calcext:value-type="float">
            <text:p>84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8688" calcext:value-type="float">
            <text:p>868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9200" calcext:value-type="float">
            <text:p>920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10224" calcext:value-type="float">
            <text:p>1022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12272" calcext:value-type="float">
            <text:p>1227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16368" calcext:value-type="float">
            <text:p>16368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24560" calcext:value-type="float">
            <text:p>24560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40944" calcext:value-type="float">
            <text:p>40944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73712" calcext:value-type="float">
            <text:p>73712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139248" calcext:value-type="float">
            <text:p>139248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270320" calcext:value-type="float">
            <text:p>270320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532464" calcext:value-type="float">
            <text:p>532464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05328" calcext:value-type="float">
            <text:p>2105328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02480" calcext:value-type="float">
            <text:p>4202480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96784" calcext:value-type="float">
            <text:p>8396784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85392" calcext:value-type="float">
            <text:p>16785392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16400" calcext:value-type="float">
            <text:p>164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16432" calcext:value-type="float">
            <text:p>164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16496" calcext:value-type="float">
            <text:p>1649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16624" calcext:value-type="float">
            <text:p>1662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16880" calcext:value-type="float">
            <text:p>1688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17392" calcext:value-type="float">
            <text:p>1739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18416" calcext:value-type="float">
            <text:p>1841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20464" calcext:value-type="float">
            <text:p>2046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24560" calcext:value-type="float">
            <text:p>2456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32752" calcext:value-type="float">
            <text:p>32752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49136" calcext:value-type="float">
            <text:p>49136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81904" calcext:value-type="float">
            <text:p>81904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47440" calcext:value-type="float">
            <text:p>147440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278512" calcext:value-type="float">
            <text:p>278512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540656" calcext:value-type="float">
            <text:p>540656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13520" calcext:value-type="float">
            <text:p>2113520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10672" calcext:value-type="float">
            <text:p>4210672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04976" calcext:value-type="float">
            <text:p>8404976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93584" calcext:value-type="float">
            <text:p>16793584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32784" calcext:value-type="float">
            <text:p>327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32816" calcext:value-type="float">
            <text:p>328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32880" calcext:value-type="float">
            <text:p>328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33008" calcext:value-type="float">
            <text:p>3300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33264" calcext:value-type="float">
            <text:p>3326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3776" calcext:value-type="float">
            <text:p>3377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34800" calcext:value-type="float">
            <text:p>3480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6848" calcext:value-type="float">
            <text:p>3684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40944" calcext:value-type="float">
            <text:p>40944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49136" calcext:value-type="float">
            <text:p>49136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65520" calcext:value-type="float">
            <text:p>65520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98288" calcext:value-type="float">
            <text:p>98288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163824" calcext:value-type="float">
            <text:p>163824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294896" calcext:value-type="float">
            <text:p>294896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557040" calcext:value-type="float">
            <text:p>557040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29904" calcext:value-type="float">
            <text:p>2129904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27056" calcext:value-type="float">
            <text:p>4227056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21360" calcext:value-type="float">
            <text:p>8421360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809968" calcext:value-type="float">
            <text:p>16809968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65552" calcext:value-type="float">
            <text:p>655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65584" calcext:value-type="float">
            <text:p>655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65648" calcext:value-type="float">
            <text:p>6564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65776" calcext:value-type="float">
            <text:p>657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66032" calcext:value-type="float">
            <text:p>6603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66544" calcext:value-type="float">
            <text:p>6654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67568" calcext:value-type="float">
            <text:p>6756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69616" calcext:value-type="float">
            <text:p>6961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73712" calcext:value-type="float">
            <text:p>73712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81904" calcext:value-type="float">
            <text:p>81904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98288" calcext:value-type="float">
            <text:p>98288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131056" calcext:value-type="float">
            <text:p>131056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96592" calcext:value-type="float">
            <text:p>196592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64" calcext:value-type="float">
            <text:p>327664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589808" calcext:value-type="float">
            <text:p>589808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table:number-columns-repeated="2" office:value-type="float" office:value="65536" calcext:value-type="float">
            <text:p>65536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2672" calcext:value-type="float">
            <text:p>2162672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259824" calcext:value-type="float">
            <text:p>4259824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54128" calcext:value-type="float">
            <text:p>8454128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842736" calcext:value-type="float">
            <text:p>16842736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31088" calcext:value-type="float">
            <text:p>1310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31120" calcext:value-type="float">
            <text:p>1311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31184" calcext:value-type="float">
            <text:p>13118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31312" calcext:value-type="float">
            <text:p>1313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31568" calcext:value-type="float">
            <text:p>13156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32080" calcext:value-type="float">
            <text:p>13208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33104" calcext:value-type="float">
            <text:p>13310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35152" calcext:value-type="float">
            <text:p>13515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139248" calcext:value-type="float">
            <text:p>139248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147440" calcext:value-type="float">
            <text:p>147440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163824" calcext:value-type="float">
            <text:p>163824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196592" calcext:value-type="float">
            <text:p>196592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262128" calcext:value-type="float">
            <text:p>262128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393200" calcext:value-type="float">
            <text:p>393200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44" calcext:value-type="float">
            <text:p>655344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table:number-columns-repeated="2" office:value-type="float" office:value="131072" calcext:value-type="float">
            <text:p>131072</text:p>
          </table:table-cell>
          <table:table-cell office:value-type="float" office:value="2228208" calcext:value-type="float">
            <text:p>2228208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325360" calcext:value-type="float">
            <text:p>4325360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float" office:value="8519664" calcext:value-type="float">
            <text:p>8519664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908272" calcext:value-type="float">
            <text:p>16908272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262160" calcext:value-type="float">
            <text:p>2621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262192" calcext:value-type="float">
            <text:p>2621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262256" calcext:value-type="float">
            <text:p>26225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262384" calcext:value-type="float">
            <text:p>2623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262640" calcext:value-type="float">
            <text:p>26264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63152" calcext:value-type="float">
            <text:p>26315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64176" calcext:value-type="float">
            <text:p>26417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66224" calcext:value-type="float">
            <text:p>26622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270320" calcext:value-type="float">
            <text:p>27032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278512" calcext:value-type="float">
            <text:p>278512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294896" calcext:value-type="float">
            <text:p>294896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327664" calcext:value-type="float">
            <text:p>327664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393200" calcext:value-type="float">
            <text:p>393200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524272" calcext:value-type="float">
            <text:p>524272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786416" calcext:value-type="float">
            <text:p>786416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59280" calcext:value-type="float">
            <text:p>2359280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table:number-columns-repeated="2" office:value-type="float" office:value="262144" calcext:value-type="float">
            <text:p>262144</text:p>
          </table:table-cell>
          <table:table-cell office:value-type="float" office:value="4456432" calcext:value-type="float">
            <text:p>4456432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50736" calcext:value-type="float">
            <text:p>8650736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039344" calcext:value-type="float">
            <text:p>17039344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524304" calcext:value-type="float">
            <text:p>5243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524336" calcext:value-type="float">
            <text:p>5243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float" office:value="524400" calcext:value-type="float">
            <text:p>5244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float" office:value="524528" calcext:value-type="float">
            <text:p>5245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24784" calcext:value-type="float">
            <text:p>52478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25296" calcext:value-type="float">
            <text:p>52529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26320" calcext:value-type="float">
            <text:p>52632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528368" calcext:value-type="float">
            <text:p>52836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" calcext:value-type="float">
            <text:p>512</text:p>
          </table:table-cell>
          <table:table-cell office:value-type="float" office:value="532464" calcext:value-type="float">
            <text:p>532464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office:value-type="float" office:value="540656" calcext:value-type="float">
            <text:p>540656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48" calcext:value-type="float">
            <text:p>2048</text:p>
          </table:table-cell>
          <table:table-cell office:value-type="float" office:value="557040" calcext:value-type="float">
            <text:p>557040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96" calcext:value-type="float">
            <text:p>4096</text:p>
          </table:table-cell>
          <table:table-cell office:value-type="float" office:value="589808" calcext:value-type="float">
            <text:p>589808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655344" calcext:value-type="float">
            <text:p>655344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786416" calcext:value-type="float">
            <text:p>786416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768" calcext:value-type="float">
            <text:p>32768</text:p>
          </table:table-cell>
          <table:table-cell office:value-type="float" office:value="1048560" calcext:value-type="float">
            <text:p>1048560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536" calcext:value-type="float">
            <text:p>65536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table:number-columns-repeated="2" office:value-type="float" office:value="524288" calcext:value-type="float">
            <text:p>524288</text:p>
          </table:table-cell>
          <table:table-cell office:value-type="float" office:value="8912880" calcext:value-type="float">
            <text:p>8912880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7301488" calcext:value-type="float">
            <text:p>17301488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048592" calcext:value-type="float">
            <text:p>10485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048624" calcext:value-type="float">
            <text:p>10486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12" calcext:value-type="float">
            <text:p>512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096" calcext:value-type="float">
            <text:p>4096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536" calcext:value-type="float">
            <text:p>65536</text:p>
          </table:table-cell>
          <table:table-cell office:value-type="float" office:value="2097136" calcext:value-type="float">
            <text:p>2097136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9437168" calcext:value-type="float">
            <text:p>9437168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table:number-columns-repeated="2" office:value-type="float" office:value="1048576" calcext:value-type="float">
            <text:p>1048576</text:p>
          </table:table-cell>
          <table:table-cell office:value-type="float" office:value="17825776" calcext:value-type="float">
            <text:p>17825776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" calcext:value-type="float">
            <text:p>1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" calcext:value-type="float">
            <text:p>2</text:p>
          </table:table-cell>
          <table:table-cell office:value-type="float" office:value="2097168" calcext:value-type="float">
            <text:p>20971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" calcext:value-type="float">
            <text:p>4</text:p>
          </table:table-cell>
          <table:table-cell office:value-type="float" office:value="2097200" calcext:value-type="float">
            <text:p>20972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8" calcext:value-type="float">
            <text:p>8</text:p>
          </table:table-cell>
          <table:table-cell office:value-type="float" office:value="2097264" calcext:value-type="float">
            <text:p>209726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" calcext:value-type="float">
            <text:p>16</text:p>
          </table:table-cell>
          <table:table-cell office:value-type="float" office:value="2097392" calcext:value-type="float">
            <text:p>209739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2097648" calcext:value-type="float">
            <text:p>209764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2098160" calcext:value-type="float">
            <text:p>209816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2099184" calcext:value-type="float">
            <text:p>209918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2101232" calcext:value-type="float">
            <text:p>210123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12" calcext:value-type="float">
            <text:p>512</text:p>
          </table:table-cell>
          <table:table-cell office:value-type="float" office:value="2105328" calcext:value-type="float">
            <text:p>2105328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24" calcext:value-type="float">
            <text:p>1024</text:p>
          </table:table-cell>
          <table:table-cell office:value-type="float" office:value="2113520" calcext:value-type="float">
            <text:p>2113520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48" calcext:value-type="float">
            <text:p>2048</text:p>
          </table:table-cell>
          <table:table-cell office:value-type="float" office:value="2129904" calcext:value-type="float">
            <text:p>2129904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096" calcext:value-type="float">
            <text:p>4096</text:p>
          </table:table-cell>
          <table:table-cell office:value-type="float" office:value="2162672" calcext:value-type="float">
            <text:p>2162672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8192" calcext:value-type="float">
            <text:p>8192</text:p>
          </table:table-cell>
          <table:table-cell office:value-type="float" office:value="2228208" calcext:value-type="float">
            <text:p>2228208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384" calcext:value-type="float">
            <text:p>16384</text:p>
          </table:table-cell>
          <table:table-cell office:value-type="float" office:value="2359280" calcext:value-type="float">
            <text:p>2359280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2768" calcext:value-type="float">
            <text:p>32768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5536" calcext:value-type="float">
            <text:p>65536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194288" calcext:value-type="float">
            <text:p>4194288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44" calcext:value-type="float">
            <text:p>10485744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874352" calcext:value-type="float">
            <text:p>18874352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4194320" calcext:value-type="float">
            <text:p>41943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4194352" calcext:value-type="float">
            <text:p>41943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float" office:value="4194416" calcext:value-type="float">
            <text:p>41944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" calcext:value-type="float">
            <text:p>16</text:p>
          </table:table-cell>
          <table:table-cell office:value-type="float" office:value="4194544" calcext:value-type="float">
            <text:p>419454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4194800" calcext:value-type="float">
            <text:p>419480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195312" calcext:value-type="float">
            <text:p>419531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4196336" calcext:value-type="float">
            <text:p>419633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4198384" calcext:value-type="float">
            <text:p>419838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12" calcext:value-type="float">
            <text:p>512</text:p>
          </table:table-cell>
          <table:table-cell office:value-type="float" office:value="4202480" calcext:value-type="float">
            <text:p>420248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24" calcext:value-type="float">
            <text:p>1024</text:p>
          </table:table-cell>
          <table:table-cell office:value-type="float" office:value="4210672" calcext:value-type="float">
            <text:p>4210672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048" calcext:value-type="float">
            <text:p>2048</text:p>
          </table:table-cell>
          <table:table-cell office:value-type="float" office:value="4227056" calcext:value-type="float">
            <text:p>4227056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096" calcext:value-type="float">
            <text:p>4096</text:p>
          </table:table-cell>
          <table:table-cell office:value-type="float" office:value="4259824" calcext:value-type="float">
            <text:p>4259824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192" calcext:value-type="float">
            <text:p>8192</text:p>
          </table:table-cell>
          <table:table-cell office:value-type="float" office:value="4325360" calcext:value-type="float">
            <text:p>4325360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4456432" calcext:value-type="float">
            <text:p>4456432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2768" calcext:value-type="float">
            <text:p>32768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5536" calcext:value-type="float">
            <text:p>65536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88592" calcext:value-type="float">
            <text:p>8388592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582896" calcext:value-type="float">
            <text:p>12582896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04" calcext:value-type="float">
            <text:p>20971504</text:p>
          </table:table-cell>
          <table:table-cell office:value-type="float" office:value="16777200" calcext:value-type="float">
            <text:p>1677720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" calcext:value-type="float">
            <text:p>1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" calcext:value-type="float">
            <text:p>2</text:p>
          </table:table-cell>
          <table:table-cell office:value-type="float" office:value="8388624" calcext:value-type="float">
            <text:p>83886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" calcext:value-type="float">
            <text:p>4</text:p>
          </table:table-cell>
          <table:table-cell office:value-type="float" office:value="8388656" calcext:value-type="float">
            <text:p>83886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" calcext:value-type="float">
            <text:p>8</text:p>
          </table:table-cell>
          <table:table-cell office:value-type="float" office:value="8388720" calcext:value-type="float">
            <text:p>83887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office:value-type="float" office:value="8388848" calcext:value-type="float">
            <text:p>83888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8389104" calcext:value-type="float">
            <text:p>838910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389616" calcext:value-type="float">
            <text:p>8389616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8390640" calcext:value-type="float">
            <text:p>839064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8392688" calcext:value-type="float">
            <text:p>8392688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12" calcext:value-type="float">
            <text:p>512</text:p>
          </table:table-cell>
          <table:table-cell office:value-type="float" office:value="8396784" calcext:value-type="float">
            <text:p>8396784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024" calcext:value-type="float">
            <text:p>1024</text:p>
          </table:table-cell>
          <table:table-cell office:value-type="float" office:value="8404976" calcext:value-type="float">
            <text:p>8404976</text:p>
          </table:table-cell>
          <table:table-cell office:value-type="float" office:value="16368" calcext:value-type="float">
            <text:p>1636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048" calcext:value-type="float">
            <text:p>2048</text:p>
          </table:table-cell>
          <table:table-cell office:value-type="float" office:value="8421360" calcext:value-type="float">
            <text:p>8421360</text:p>
          </table:table-cell>
          <table:table-cell office:value-type="float" office:value="32752" calcext:value-type="float">
            <text:p>3275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096" calcext:value-type="float">
            <text:p>4096</text:p>
          </table:table-cell>
          <table:table-cell office:value-type="float" office:value="8454128" calcext:value-type="float">
            <text:p>8454128</text:p>
          </table:table-cell>
          <table:table-cell office:value-type="float" office:value="65520" calcext:value-type="float">
            <text:p>6552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192" calcext:value-type="float">
            <text:p>8192</text:p>
          </table:table-cell>
          <table:table-cell office:value-type="float" office:value="8519664" calcext:value-type="float">
            <text:p>8519664</text:p>
          </table:table-cell>
          <table:table-cell office:value-type="float" office:value="131056" calcext:value-type="float">
            <text:p>13105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384" calcext:value-type="float">
            <text:p>16384</text:p>
          </table:table-cell>
          <table:table-cell office:value-type="float" office:value="8650736" calcext:value-type="float">
            <text:p>8650736</text:p>
          </table:table-cell>
          <table:table-cell office:value-type="float" office:value="262128" calcext:value-type="float">
            <text:p>26212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2768" calcext:value-type="float">
            <text:p>32768</text:p>
          </table:table-cell>
          <table:table-cell office:value-type="float" office:value="8912880" calcext:value-type="float">
            <text:p>8912880</text:p>
          </table:table-cell>
          <table:table-cell office:value-type="float" office:value="524272" calcext:value-type="float">
            <text:p>52427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5536" calcext:value-type="float">
            <text:p>65536</text:p>
          </table:table-cell>
          <table:table-cell office:value-type="float" office:value="9437168" calcext:value-type="float">
            <text:p>9437168</text:p>
          </table:table-cell>
          <table:table-cell office:value-type="float" office:value="1048560" calcext:value-type="float">
            <text:p>104856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85744" calcext:value-type="float">
            <text:p>10485744</text:p>
          </table:table-cell>
          <table:table-cell office:value-type="float" office:value="2097136" calcext:value-type="float">
            <text:p>209713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582896" calcext:value-type="float">
            <text:p>12582896</text:p>
          </table:table-cell>
          <table:table-cell office:value-type="float" office:value="4194288" calcext:value-type="float">
            <text:p>419428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777200" calcext:value-type="float">
            <text:p>16777200</text:p>
          </table:table-cell>
          <table:table-cell office:value-type="float" office:value="8388592" calcext:value-type="float">
            <text:p>838859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165808" calcext:value-type="float">
            <text:p>25165808</text:p>
          </table:table-cell>
          <table:table-cell office:value-type="float" office:value="16777200" calcext:value-type="float">
            <text:p>16777200</text:p>
          </table:table-cell>
        </table:table-row>
      </table:table>
      <table:table table:name="total memory used - best doubling strategy" table:style-name="ta1">
        <table:table-column table:style-name="co1" table:default-cell-style-name="ce33"/>
        <table:table-column table:style-name="co2" table:default-cell-style-name="ce38"/>
        <table:table-column table:style-name="co2" table:number-columns-repeated="19" table:default-cell-style-name="ce43"/>
        <table:table-column table:style-name="co2" table:default-cell-style-name="ce48"/>
        <table:table-row table:style-name="ro2">
          <table:table-cell table:style-name="ce30" office:value-type="string" calcext:value-type="string">
            <text:p>Average - total_mem</text:p>
          </table:table-cell>
          <table:table-cell table:style-name="ce35" office:value-type="string" calcext:value-type="string">
            <text:p>nbatch</text:p>
          </table:table-cell>
          <table:table-cell table:style-name="ce40" table:number-columns-repeated="19"/>
          <table:table-cell table:style-name="ce45"/>
        </table:table-row>
        <table:table-row table:style-name="ro2">
          <table:table-cell table:style-name="ce31" office:value-type="string" calcext:value-type="string">
            <text:p>work_mem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style-name="ce41" office:value-type="float" office:value="4096" calcext:value-type="float">
            <text:p>4096</text:p>
          </table:table-cell>
          <table:table-cell table:style-name="ce41" office:value-type="float" office:value="8192" calcext:value-type="float">
            <text:p>8192</text:p>
          </table:table-cell>
          <table:table-cell table:style-name="ce41" office:value-type="float" office:value="16384" calcext:value-type="float">
            <text:p>16384</text:p>
          </table:table-cell>
          <table:table-cell table:style-name="ce41" office:value-type="float" office:value="32768" calcext:value-type="float">
            <text:p>32768</text:p>
          </table:table-cell>
          <table:table-cell table:style-name="ce41" office:value-type="float" office:value="65536" calcext:value-type="float">
            <text:p>65536</text:p>
          </table:table-cell>
          <table:table-cell table:style-name="ce41" office:value-type="float" office:value="131072" calcext:value-type="float">
            <text:p>131072</text:p>
          </table:table-cell>
          <table:table-cell table:style-name="ce41" office:value-type="float" office:value="262144" calcext:value-type="float">
            <text:p>262144</text:p>
          </table:table-cell>
          <table:table-cell table:style-name="ce41" office:value-type="float" office:value="524288" calcext:value-type="float">
            <text:p>524288</text:p>
          </table:table-cell>
          <table:table-cell table:style-name="ce46" office:value-type="float" office:value="1048576" calcext:value-type="float">
            <text:p>1048576</text:p>
          </table:table-cell>
        </table:table-row>
        <table:table-row table:style-name="ro3">
          <table:table-cell table:style-name="ce32" office:value-type="float" office:value="64" calcext:value-type="float">
            <text:p>64</text:p>
          </table:table-cell>
          <table:table-cell table:style-name="ce37" office:value-type="float" office:value="64" calcext:value-type="float">
            <text:p>6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304" calcext:value-type="float">
            <text:p>304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1072" calcext:value-type="float">
            <text:p>1072</text:p>
          </table:table-cell>
          <table:table-cell table:style-name="ce42" office:value-type="float" office:value="2096" calcext:value-type="float">
            <text:p>2096</text:p>
          </table:table-cell>
          <table:table-cell table:style-name="ce42" office:value-type="float" office:value="4144" calcext:value-type="float">
            <text:p>4144</text:p>
          </table:table-cell>
          <table:table-cell table:style-name="ce42" office:value-type="float" office:value="8240" calcext:value-type="float">
            <text:p>8240</text:p>
          </table:table-cell>
          <table:table-cell table:style-name="ce42" office:value-type="float" office:value="16432" calcext:value-type="float">
            <text:p>16432</text:p>
          </table:table-cell>
          <table:table-cell table:style-name="ce42" office:value-type="float" office:value="32816" calcext:value-type="float">
            <text:p>32816</text:p>
          </table:table-cell>
          <table:table-cell table:style-name="ce42" office:value-type="float" office:value="65584" calcext:value-type="float">
            <text:p>65584</text:p>
          </table:table-cell>
          <table:table-cell table:style-name="ce42" office:value-type="float" office:value="131120" calcext:value-type="float">
            <text:p>131120</text:p>
          </table:table-cell>
          <table:table-cell table:style-name="ce42" office:value-type="float" office:value="262192" calcext:value-type="float">
            <text:p>262192</text:p>
          </table:table-cell>
          <table:table-cell table:style-name="ce42" office:value-type="float" office:value="524336" calcext:value-type="float">
            <text:p>524336</text:p>
          </table:table-cell>
          <table:table-cell table:style-name="ce42" office:value-type="float" office:value="1048624" calcext:value-type="float">
            <text:p>1048624</text:p>
          </table:table-cell>
          <table:table-cell table:style-name="ce42" office:value-type="float" office:value="2097200" calcext:value-type="float">
            <text:p>2097200</text:p>
          </table:table-cell>
          <table:table-cell table:style-name="ce42" office:value-type="float" office:value="4194352" calcext:value-type="float">
            <text:p>4194352</text:p>
          </table:table-cell>
          <table:table-cell table:style-name="ce42" office:value-type="float" office:value="8388656" calcext:value-type="float">
            <text:p>8388656</text:p>
          </table:table-cell>
          <table:table-cell table:style-name="ce47" office:value-type="float" office:value="16777264" calcext:value-type="float">
            <text:p>16777264</text:p>
          </table:table-cell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368" calcext:value-type="float">
            <text:p>368</text:p>
          </table:table-cell>
          <table:table-cell office:value-type="float" office:value="624" calcext:value-type="float">
            <text:p>624</text:p>
          </table:table-cell>
          <table:table-cell office:value-type="float" office:value="1136" calcext:value-type="float">
            <text:p>1136</text:p>
          </table:table-cell>
          <table:table-cell office:value-type="float" office:value="2160" calcext:value-type="float">
            <text:p>2160</text:p>
          </table:table-cell>
          <table:table-cell office:value-type="float" office:value="4208" calcext:value-type="float">
            <text:p>4208</text:p>
          </table:table-cell>
          <table:table-cell office:value-type="float" office:value="8304" calcext:value-type="float">
            <text:p>8304</text:p>
          </table:table-cell>
          <table:table-cell office:value-type="float" office:value="16496" calcext:value-type="float">
            <text:p>16496</text:p>
          </table:table-cell>
          <table:table-cell office:value-type="float" office:value="32880" calcext:value-type="float">
            <text:p>32880</text:p>
          </table:table-cell>
          <table:table-cell office:value-type="float" office:value="65648" calcext:value-type="float">
            <text:p>65648</text:p>
          </table:table-cell>
          <table:table-cell office:value-type="float" office:value="131184" calcext:value-type="float">
            <text:p>131184</text:p>
          </table:table-cell>
          <table:table-cell office:value-type="float" office:value="262256" calcext:value-type="float">
            <text:p>262256</text:p>
          </table:table-cell>
          <table:table-cell office:value-type="float" office:value="524400" calcext:value-type="float">
            <text:p>524400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2097264" calcext:value-type="float">
            <text:p>2097264</text:p>
          </table:table-cell>
          <table:table-cell office:value-type="float" office:value="4194416" calcext:value-type="float">
            <text:p>4194416</text:p>
          </table:table-cell>
          <table:table-cell office:value-type="float" office:value="8388720" calcext:value-type="float">
            <text:p>8388720</text:p>
          </table:table-cell>
          <table:table-cell office:value-type="float" office:value="16777328" calcext:value-type="float">
            <text:p>16777328</text:p>
          </table:table-cell>
        </table:table-row>
        <table:table-row table:style-name="ro3">
          <table:table-cell table:number-columns-repeated="2"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68" calcext:value-type="float">
            <text:p>368</text:p>
          </table:table-cell>
          <table:table-cell office:value-type="float" office:value="496" calcext:value-type="float">
            <text:p>496</text:p>
          </table:table-cell>
          <table:table-cell office:value-type="float" office:value="752" calcext:value-type="float">
            <text:p>752</text:p>
          </table:table-cell>
          <table:table-cell office:value-type="float" office:value="1264" calcext:value-type="float">
            <text:p>1264</text:p>
          </table:table-cell>
          <table:table-cell office:value-type="float" office:value="2288" calcext:value-type="float">
            <text:p>2288</text:p>
          </table:table-cell>
          <table:table-cell office:value-type="float" office:value="4336" calcext:value-type="float">
            <text:p>4336</text:p>
          </table:table-cell>
          <table:table-cell office:value-type="float" office:value="8432" calcext:value-type="float">
            <text:p>8432</text:p>
          </table:table-cell>
          <table:table-cell office:value-type="float" office:value="16624" calcext:value-type="float">
            <text:p>16624</text:p>
          </table:table-cell>
          <table:table-cell office:value-type="float" office:value="33008" calcext:value-type="float">
            <text:p>33008</text:p>
          </table:table-cell>
          <table:table-cell office:value-type="float" office:value="65776" calcext:value-type="float">
            <text:p>65776</text:p>
          </table:table-cell>
          <table:table-cell office:value-type="float" office:value="131312" calcext:value-type="float">
            <text:p>131312</text:p>
          </table:table-cell>
          <table:table-cell office:value-type="float" office:value="262384" calcext:value-type="float">
            <text:p>262384</text:p>
          </table:table-cell>
          <table:table-cell office:value-type="float" office:value="524528" calcext:value-type="float">
            <text:p>524528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2097392" calcext:value-type="float">
            <text:p>2097392</text:p>
          </table:table-cell>
          <table:table-cell office:value-type="float" office:value="4194544" calcext:value-type="float">
            <text:p>4194544</text:p>
          </table:table-cell>
          <table:table-cell office:value-type="float" office:value="8388848" calcext:value-type="float">
            <text:p>8388848</text:p>
          </table:table-cell>
          <table:table-cell office:value-type="float" office:value="16777456" calcext:value-type="float">
            <text:p>16777456</text:p>
          </table:table-cell>
        </table:table-row>
        <table:table-row table:style-name="ro3">
          <table:table-cell table:number-columns-repeated="2"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624" calcext:value-type="float">
            <text:p>624</text:p>
          </table:table-cell>
          <table:table-cell office:value-type="float" office:value="752" calcext:value-type="float">
            <text:p>752</text:p>
          </table:table-cell>
          <table:table-cell office:value-type="float" office:value="1008" calcext:value-type="float">
            <text:p>1008</text:p>
          </table:table-cell>
          <table:table-cell office:value-type="float" office:value="1520" calcext:value-type="float">
            <text:p>1520</text:p>
          </table:table-cell>
          <table:table-cell office:value-type="float" office:value="2544" calcext:value-type="float">
            <text:p>2544</text:p>
          </table:table-cell>
          <table:table-cell office:value-type="float" office:value="4592" calcext:value-type="float">
            <text:p>4592</text:p>
          </table:table-cell>
          <table:table-cell office:value-type="float" office:value="8688" calcext:value-type="float">
            <text:p>8688</text:p>
          </table:table-cell>
          <table:table-cell office:value-type="float" office:value="16880" calcext:value-type="float">
            <text:p>16880</text:p>
          </table:table-cell>
          <table:table-cell office:value-type="float" office:value="33264" calcext:value-type="float">
            <text:p>33264</text:p>
          </table:table-cell>
          <table:table-cell office:value-type="float" office:value="66032" calcext:value-type="float">
            <text:p>66032</text:p>
          </table:table-cell>
          <table:table-cell office:value-type="float" office:value="131568" calcext:value-type="float">
            <text:p>131568</text:p>
          </table:table-cell>
          <table:table-cell office:value-type="float" office:value="262640" calcext:value-type="float">
            <text:p>262640</text:p>
          </table:table-cell>
          <table:table-cell office:value-type="float" office:value="524784" calcext:value-type="float">
            <text:p>524784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2097648" calcext:value-type="float">
            <text:p>2097648</text:p>
          </table:table-cell>
          <table:table-cell office:value-type="float" office:value="4194800" calcext:value-type="float">
            <text:p>4194800</text:p>
          </table:table-cell>
          <table:table-cell office:value-type="float" office:value="8389104" calcext:value-type="float">
            <text:p>8389104</text:p>
          </table:table-cell>
          <table:table-cell office:value-type="float" office:value="16777712" calcext:value-type="float">
            <text:p>16777712</text:p>
          </table:table-cell>
        </table:table-row>
        <table:table-row table:style-name="ro3">
          <table:table-cell table:number-columns-repeated="2" office:value-type="float" office:value="1024" calcext:value-type="float">
            <text:p>1024</text:p>
          </table:table-cell>
          <table:table-cell office:value-type="float" office:value="1040" calcext:value-type="float">
            <text:p>1040</text:p>
          </table:table-cell>
          <table:table-cell office:value-type="float" office:value="1072" calcext:value-type="float">
            <text:p>1072</text:p>
          </table:table-cell>
          <table:table-cell office:value-type="float" office:value="1136" calcext:value-type="float">
            <text:p>1136</text:p>
          </table:table-cell>
          <table:table-cell office:value-type="float" office:value="1264" calcext:value-type="float">
            <text:p>1264</text:p>
          </table:table-cell>
          <table:table-cell office:value-type="float" office:value="1520" calcext:value-type="float">
            <text:p>1520</text:p>
          </table:table-cell>
          <table:table-cell office:value-type="float" office:value="2032" calcext:value-type="float">
            <text:p>2032</text:p>
          </table:table-cell>
          <table:table-cell office:value-type="float" office:value="3056" calcext:value-type="float">
            <text:p>3056</text:p>
          </table:table-cell>
          <table:table-cell office:value-type="float" office:value="5104" calcext:value-type="float">
            <text:p>5104</text:p>
          </table:table-cell>
          <table:table-cell office:value-type="float" office:value="9200" calcext:value-type="float">
            <text:p>9200</text:p>
          </table:table-cell>
          <table:table-cell office:value-type="float" office:value="17392" calcext:value-type="float">
            <text:p>17392</text:p>
          </table:table-cell>
          <table:table-cell office:value-type="float" office:value="33776" calcext:value-type="float">
            <text:p>33776</text:p>
          </table:table-cell>
          <table:table-cell office:value-type="float" office:value="66544" calcext:value-type="float">
            <text:p>66544</text:p>
          </table:table-cell>
          <table:table-cell office:value-type="float" office:value="132080" calcext:value-type="float">
            <text:p>132080</text:p>
          </table:table-cell>
          <table:table-cell office:value-type="float" office:value="263152" calcext:value-type="float">
            <text:p>263152</text:p>
          </table:table-cell>
          <table:table-cell office:value-type="float" office:value="525296" calcext:value-type="float">
            <text:p>525296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2098160" calcext:value-type="float">
            <text:p>2098160</text:p>
          </table:table-cell>
          <table:table-cell office:value-type="float" office:value="4195312" calcext:value-type="float">
            <text:p>4195312</text:p>
          </table:table-cell>
          <table:table-cell office:value-type="float" office:value="8389616" calcext:value-type="float">
            <text:p>8389616</text:p>
          </table:table-cell>
          <table:table-cell office:value-type="float" office:value="16778224" calcext:value-type="float">
            <text:p>16778224</text:p>
          </table:table-cell>
        </table:table-row>
        <table:table-row table:style-name="ro3">
          <table:table-cell table:number-columns-repeated="2" office:value-type="float" office:value="2048" calcext:value-type="float">
            <text:p>2048</text:p>
          </table:table-cell>
          <table:table-cell office:value-type="float" office:value="2064" calcext:value-type="float">
            <text:p>2064</text:p>
          </table:table-cell>
          <table:table-cell office:value-type="float" office:value="2096" calcext:value-type="float">
            <text:p>2096</text:p>
          </table:table-cell>
          <table:table-cell office:value-type="float" office:value="2160" calcext:value-type="float">
            <text:p>2160</text:p>
          </table:table-cell>
          <table:table-cell office:value-type="float" office:value="2288" calcext:value-type="float">
            <text:p>2288</text:p>
          </table:table-cell>
          <table:table-cell office:value-type="float" office:value="2544" calcext:value-type="float">
            <text:p>2544</text:p>
          </table:table-cell>
          <table:table-cell office:value-type="float" office:value="3056" calcext:value-type="float">
            <text:p>3056</text:p>
          </table:table-cell>
          <table:table-cell office:value-type="float" office:value="4080" calcext:value-type="float">
            <text:p>4080</text:p>
          </table:table-cell>
          <table:table-cell office:value-type="float" office:value="6128" calcext:value-type="float">
            <text:p>6128</text:p>
          </table:table-cell>
          <table:table-cell office:value-type="float" office:value="10224" calcext:value-type="float">
            <text:p>10224</text:p>
          </table:table-cell>
          <table:table-cell office:value-type="float" office:value="18416" calcext:value-type="float">
            <text:p>18416</text:p>
          </table:table-cell>
          <table:table-cell office:value-type="float" office:value="34800" calcext:value-type="float">
            <text:p>34800</text:p>
          </table:table-cell>
          <table:table-cell office:value-type="float" office:value="67568" calcext:value-type="float">
            <text:p>67568</text:p>
          </table:table-cell>
          <table:table-cell office:value-type="float" office:value="133104" calcext:value-type="float">
            <text:p>133104</text:p>
          </table:table-cell>
          <table:table-cell office:value-type="float" office:value="264176" calcext:value-type="float">
            <text:p>264176</text:p>
          </table:table-cell>
          <table:table-cell office:value-type="float" office:value="526320" calcext:value-type="float">
            <text:p>526320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2099184" calcext:value-type="float">
            <text:p>2099184</text:p>
          </table:table-cell>
          <table:table-cell office:value-type="float" office:value="4196336" calcext:value-type="float">
            <text:p>4196336</text:p>
          </table:table-cell>
          <table:table-cell office:value-type="float" office:value="8390640" calcext:value-type="float">
            <text:p>8390640</text:p>
          </table:table-cell>
          <table:table-cell office:value-type="float" office:value="16779248" calcext:value-type="float">
            <text:p>16779248</text:p>
          </table:table-cell>
        </table:table-row>
        <table:table-row table:style-name="ro3">
          <table:table-cell table:number-columns-repeated="2" office:value-type="float" office:value="4096" calcext:value-type="float">
            <text:p>4096</text:p>
          </table:table-cell>
          <table:table-cell office:value-type="float" office:value="4112" calcext:value-type="float">
            <text:p>4112</text:p>
          </table:table-cell>
          <table:table-cell office:value-type="float" office:value="4144" calcext:value-type="float">
            <text:p>4144</text:p>
          </table:table-cell>
          <table:table-cell office:value-type="float" office:value="4208" calcext:value-type="float">
            <text:p>4208</text:p>
          </table:table-cell>
          <table:table-cell office:value-type="float" office:value="4336" calcext:value-type="float">
            <text:p>4336</text:p>
          </table:table-cell>
          <table:table-cell office:value-type="float" office:value="4592" calcext:value-type="float">
            <text:p>4592</text:p>
          </table:table-cell>
          <table:table-cell office:value-type="float" office:value="5104" calcext:value-type="float">
            <text:p>5104</text:p>
          </table:table-cell>
          <table:table-cell office:value-type="float" office:value="6128" calcext:value-type="float">
            <text:p>6128</text:p>
          </table:table-cell>
          <table:table-cell office:value-type="float" office:value="8176" calcext:value-type="float">
            <text:p>8176</text:p>
          </table:table-cell>
          <table:table-cell office:value-type="float" office:value="12272" calcext:value-type="float">
            <text:p>12272</text:p>
          </table:table-cell>
          <table:table-cell office:value-type="float" office:value="20464" calcext:value-type="float">
            <text:p>20464</text:p>
          </table:table-cell>
          <table:table-cell office:value-type="float" office:value="36848" calcext:value-type="float">
            <text:p>36848</text:p>
          </table:table-cell>
          <table:table-cell office:value-type="float" office:value="69616" calcext:value-type="float">
            <text:p>69616</text:p>
          </table:table-cell>
          <table:table-cell office:value-type="float" office:value="135152" calcext:value-type="float">
            <text:p>135152</text:p>
          </table:table-cell>
          <table:table-cell office:value-type="float" office:value="266224" calcext:value-type="float">
            <text:p>266224</text:p>
          </table:table-cell>
          <table:table-cell office:value-type="float" office:value="528368" calcext:value-type="float">
            <text:p>528368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2101232" calcext:value-type="float">
            <text:p>2101232</text:p>
          </table:table-cell>
          <table:table-cell office:value-type="float" office:value="4198384" calcext:value-type="float">
            <text:p>4198384</text:p>
          </table:table-cell>
          <table:table-cell office:value-type="float" office:value="8392688" calcext:value-type="float">
            <text:p>8392688</text:p>
          </table:table-cell>
          <table:table-cell office:value-type="float" office:value="16781296" calcext:value-type="float">
            <text:p>16781296</text:p>
          </table:table-cell>
        </table:table-row>
        <table:table-row table:style-name="ro3">
          <table:table-cell table:number-columns-repeated="2" office:value-type="float" office:value="8192" calcext:value-type="float">
            <text:p>8192</text:p>
          </table:table-cell>
          <table:table-cell office:value-type="float" office:value="8208" calcext:value-type="float">
            <text:p>8208</text:p>
          </table:table-cell>
          <table:table-cell office:value-type="float" office:value="8240" calcext:value-type="float">
            <text:p>8240</text:p>
          </table:table-cell>
          <table:table-cell office:value-type="float" office:value="8304" calcext:value-type="float">
            <text:p>8304</text:p>
          </table:table-cell>
          <table:table-cell office:value-type="float" office:value="8432" calcext:value-type="float">
            <text:p>8432</text:p>
          </table:table-cell>
          <table:table-cell office:value-type="float" office:value="8688" calcext:value-type="float">
            <text:p>8688</text:p>
          </table:table-cell>
          <table:table-cell office:value-type="float" office:value="9200" calcext:value-type="float">
            <text:p>9200</text:p>
          </table:table-cell>
          <table:table-cell office:value-type="float" office:value="10224" calcext:value-type="float">
            <text:p>10224</text:p>
          </table:table-cell>
          <table:table-cell office:value-type="float" office:value="12272" calcext:value-type="float">
            <text:p>12272</text:p>
          </table:table-cell>
          <table:table-cell office:value-type="float" office:value="16368" calcext:value-type="float">
            <text:p>16368</text:p>
          </table:table-cell>
          <table:table-cell office:value-type="float" office:value="24560" calcext:value-type="float">
            <text:p>24560</text:p>
          </table:table-cell>
          <table:table-cell office:value-type="float" office:value="40944" calcext:value-type="float">
            <text:p>40944</text:p>
          </table:table-cell>
          <table:table-cell office:value-type="float" office:value="73712" calcext:value-type="float">
            <text:p>73712</text:p>
          </table:table-cell>
          <table:table-cell office:value-type="float" office:value="139248" calcext:value-type="float">
            <text:p>139248</text:p>
          </table:table-cell>
          <table:table-cell office:value-type="float" office:value="270320" calcext:value-type="float">
            <text:p>270320</text:p>
          </table:table-cell>
          <table:table-cell office:value-type="float" office:value="532464" calcext:value-type="float">
            <text:p>532464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2105328" calcext:value-type="float">
            <text:p>2105328</text:p>
          </table:table-cell>
          <table:table-cell office:value-type="float" office:value="4202480" calcext:value-type="float">
            <text:p>4202480</text:p>
          </table:table-cell>
          <table:table-cell office:value-type="float" office:value="8396784" calcext:value-type="float">
            <text:p>8396784</text:p>
          </table:table-cell>
          <table:table-cell office:value-type="float" office:value="16785392" calcext:value-type="float">
            <text:p>16785392</text:p>
          </table:table-cell>
        </table:table-row>
        <table:table-row table:style-name="ro3">
          <table:table-cell table:number-columns-repeated="2" office:value-type="float" office:value="16384" calcext:value-type="float">
            <text:p>16384</text:p>
          </table:table-cell>
          <table:table-cell office:value-type="float" office:value="16400" calcext:value-type="float">
            <text:p>16400</text:p>
          </table:table-cell>
          <table:table-cell office:value-type="float" office:value="16432" calcext:value-type="float">
            <text:p>16432</text:p>
          </table:table-cell>
          <table:table-cell office:value-type="float" office:value="16496" calcext:value-type="float">
            <text:p>16496</text:p>
          </table:table-cell>
          <table:table-cell office:value-type="float" office:value="16624" calcext:value-type="float">
            <text:p>16624</text:p>
          </table:table-cell>
          <table:table-cell office:value-type="float" office:value="16880" calcext:value-type="float">
            <text:p>16880</text:p>
          </table:table-cell>
          <table:table-cell office:value-type="float" office:value="17392" calcext:value-type="float">
            <text:p>17392</text:p>
          </table:table-cell>
          <table:table-cell office:value-type="float" office:value="18416" calcext:value-type="float">
            <text:p>18416</text:p>
          </table:table-cell>
          <table:table-cell office:value-type="float" office:value="20464" calcext:value-type="float">
            <text:p>20464</text:p>
          </table:table-cell>
          <table:table-cell office:value-type="float" office:value="24560" calcext:value-type="float">
            <text:p>24560</text:p>
          </table:table-cell>
          <table:table-cell office:value-type="float" office:value="32752" calcext:value-type="float">
            <text:p>32752</text:p>
          </table:table-cell>
          <table:table-cell office:value-type="float" office:value="49136" calcext:value-type="float">
            <text:p>49136</text:p>
          </table:table-cell>
          <table:table-cell office:value-type="float" office:value="81904" calcext:value-type="float">
            <text:p>81904</text:p>
          </table:table-cell>
          <table:table-cell office:value-type="float" office:value="147440" calcext:value-type="float">
            <text:p>147440</text:p>
          </table:table-cell>
          <table:table-cell office:value-type="float" office:value="278512" calcext:value-type="float">
            <text:p>278512</text:p>
          </table:table-cell>
          <table:table-cell office:value-type="float" office:value="540656" calcext:value-type="float">
            <text:p>540656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2113520" calcext:value-type="float">
            <text:p>2113520</text:p>
          </table:table-cell>
          <table:table-cell office:value-type="float" office:value="4210672" calcext:value-type="float">
            <text:p>4210672</text:p>
          </table:table-cell>
          <table:table-cell office:value-type="float" office:value="8404976" calcext:value-type="float">
            <text:p>8404976</text:p>
          </table:table-cell>
          <table:table-cell office:value-type="float" office:value="16793584" calcext:value-type="float">
            <text:p>16793584</text:p>
          </table:table-cell>
        </table:table-row>
        <table:table-row table:style-name="ro3">
          <table:table-cell table:number-columns-repeated="2" office:value-type="float" office:value="32768" calcext:value-type="float">
            <text:p>32768</text:p>
          </table:table-cell>
          <table:table-cell office:value-type="float" office:value="32784" calcext:value-type="float">
            <text:p>32784</text:p>
          </table:table-cell>
          <table:table-cell office:value-type="float" office:value="32816" calcext:value-type="float">
            <text:p>32816</text:p>
          </table:table-cell>
          <table:table-cell office:value-type="float" office:value="32880" calcext:value-type="float">
            <text:p>32880</text:p>
          </table:table-cell>
          <table:table-cell office:value-type="float" office:value="33008" calcext:value-type="float">
            <text:p>33008</text:p>
          </table:table-cell>
          <table:table-cell office:value-type="float" office:value="33264" calcext:value-type="float">
            <text:p>33264</text:p>
          </table:table-cell>
          <table:table-cell office:value-type="float" office:value="33776" calcext:value-type="float">
            <text:p>33776</text:p>
          </table:table-cell>
          <table:table-cell office:value-type="float" office:value="34800" calcext:value-type="float">
            <text:p>34800</text:p>
          </table:table-cell>
          <table:table-cell office:value-type="float" office:value="36848" calcext:value-type="float">
            <text:p>36848</text:p>
          </table:table-cell>
          <table:table-cell office:value-type="float" office:value="40944" calcext:value-type="float">
            <text:p>40944</text:p>
          </table:table-cell>
          <table:table-cell office:value-type="float" office:value="49136" calcext:value-type="float">
            <text:p>49136</text:p>
          </table:table-cell>
          <table:table-cell office:value-type="float" office:value="65520" calcext:value-type="float">
            <text:p>65520</text:p>
          </table:table-cell>
          <table:table-cell office:value-type="float" office:value="98288" calcext:value-type="float">
            <text:p>98288</text:p>
          </table:table-cell>
          <table:table-cell office:value-type="float" office:value="163824" calcext:value-type="float">
            <text:p>163824</text:p>
          </table:table-cell>
          <table:table-cell office:value-type="float" office:value="294896" calcext:value-type="float">
            <text:p>294896</text:p>
          </table:table-cell>
          <table:table-cell office:value-type="float" office:value="557040" calcext:value-type="float">
            <text:p>557040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2129904" calcext:value-type="float">
            <text:p>2129904</text:p>
          </table:table-cell>
          <table:table-cell office:value-type="float" office:value="4227056" calcext:value-type="float">
            <text:p>4227056</text:p>
          </table:table-cell>
          <table:table-cell office:value-type="float" office:value="8421360" calcext:value-type="float">
            <text:p>8421360</text:p>
          </table:table-cell>
          <table:table-cell office:value-type="float" office:value="16809968" calcext:value-type="float">
            <text:p>16809968</text:p>
          </table:table-cell>
        </table:table-row>
        <table:table-row table:style-name="ro3">
          <table:table-cell table:number-columns-repeated="2" office:value-type="float" office:value="65536" calcext:value-type="float">
            <text:p>65536</text:p>
          </table:table-cell>
          <table:table-cell office:value-type="float" office:value="65552" calcext:value-type="float">
            <text:p>65552</text:p>
          </table:table-cell>
          <table:table-cell office:value-type="float" office:value="65584" calcext:value-type="float">
            <text:p>65584</text:p>
          </table:table-cell>
          <table:table-cell office:value-type="float" office:value="65648" calcext:value-type="float">
            <text:p>65648</text:p>
          </table:table-cell>
          <table:table-cell office:value-type="float" office:value="65776" calcext:value-type="float">
            <text:p>65776</text:p>
          </table:table-cell>
          <table:table-cell office:value-type="float" office:value="66032" calcext:value-type="float">
            <text:p>66032</text:p>
          </table:table-cell>
          <table:table-cell office:value-type="float" office:value="66544" calcext:value-type="float">
            <text:p>66544</text:p>
          </table:table-cell>
          <table:table-cell office:value-type="float" office:value="67568" calcext:value-type="float">
            <text:p>67568</text:p>
          </table:table-cell>
          <table:table-cell office:value-type="float" office:value="69616" calcext:value-type="float">
            <text:p>69616</text:p>
          </table:table-cell>
          <table:table-cell office:value-type="float" office:value="73712" calcext:value-type="float">
            <text:p>73712</text:p>
          </table:table-cell>
          <table:table-cell office:value-type="float" office:value="81904" calcext:value-type="float">
            <text:p>81904</text:p>
          </table:table-cell>
          <table:table-cell office:value-type="float" office:value="98288" calcext:value-type="float">
            <text:p>98288</text:p>
          </table:table-cell>
          <table:table-cell office:value-type="float" office:value="131056" calcext:value-type="float">
            <text:p>131056</text:p>
          </table:table-cell>
          <table:table-cell office:value-type="float" office:value="196592" calcext:value-type="float">
            <text:p>196592</text:p>
          </table:table-cell>
          <table:table-cell office:value-type="float" office:value="327664" calcext:value-type="float">
            <text:p>327664</text:p>
          </table:table-cell>
          <table:table-cell office:value-type="float" office:value="589808" calcext:value-type="float">
            <text:p>589808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2162672" calcext:value-type="float">
            <text:p>2162672</text:p>
          </table:table-cell>
          <table:table-cell office:value-type="float" office:value="4259824" calcext:value-type="float">
            <text:p>4259824</text:p>
          </table:table-cell>
          <table:table-cell office:value-type="float" office:value="8454128" calcext:value-type="float">
            <text:p>8454128</text:p>
          </table:table-cell>
          <table:table-cell office:value-type="float" office:value="16842736" calcext:value-type="float">
            <text:p>16842736</text:p>
          </table:table-cell>
        </table:table-row>
        <table:table-row table:style-name="ro3">
          <table:table-cell table:number-columns-repeated="2" office:value-type="float" office:value="131072" calcext:value-type="float">
            <text:p>131072</text:p>
          </table:table-cell>
          <table:table-cell office:value-type="float" office:value="131088" calcext:value-type="float">
            <text:p>131088</text:p>
          </table:table-cell>
          <table:table-cell office:value-type="float" office:value="131120" calcext:value-type="float">
            <text:p>131120</text:p>
          </table:table-cell>
          <table:table-cell office:value-type="float" office:value="131184" calcext:value-type="float">
            <text:p>131184</text:p>
          </table:table-cell>
          <table:table-cell office:value-type="float" office:value="131312" calcext:value-type="float">
            <text:p>131312</text:p>
          </table:table-cell>
          <table:table-cell office:value-type="float" office:value="131568" calcext:value-type="float">
            <text:p>131568</text:p>
          </table:table-cell>
          <table:table-cell office:value-type="float" office:value="132080" calcext:value-type="float">
            <text:p>132080</text:p>
          </table:table-cell>
          <table:table-cell office:value-type="float" office:value="133104" calcext:value-type="float">
            <text:p>133104</text:p>
          </table:table-cell>
          <table:table-cell office:value-type="float" office:value="135152" calcext:value-type="float">
            <text:p>135152</text:p>
          </table:table-cell>
          <table:table-cell office:value-type="float" office:value="139248" calcext:value-type="float">
            <text:p>139248</text:p>
          </table:table-cell>
          <table:table-cell office:value-type="float" office:value="147440" calcext:value-type="float">
            <text:p>147440</text:p>
          </table:table-cell>
          <table:table-cell office:value-type="float" office:value="163824" calcext:value-type="float">
            <text:p>163824</text:p>
          </table:table-cell>
          <table:table-cell office:value-type="float" office:value="196592" calcext:value-type="float">
            <text:p>196592</text:p>
          </table:table-cell>
          <table:table-cell office:value-type="float" office:value="262128" calcext:value-type="float">
            <text:p>262128</text:p>
          </table:table-cell>
          <table:table-cell office:value-type="float" office:value="393200" calcext:value-type="float">
            <text:p>393200</text:p>
          </table:table-cell>
          <table:table-cell office:value-type="float" office:value="655344" calcext:value-type="float">
            <text:p>655344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2228208" calcext:value-type="float">
            <text:p>2228208</text:p>
          </table:table-cell>
          <table:table-cell office:value-type="float" office:value="4325360" calcext:value-type="float">
            <text:p>4325360</text:p>
          </table:table-cell>
          <table:table-cell office:value-type="float" office:value="8519664" calcext:value-type="float">
            <text:p>8519664</text:p>
          </table:table-cell>
          <table:table-cell office:value-type="float" office:value="16908272" calcext:value-type="float">
            <text:p>16908272</text:p>
          </table:table-cell>
        </table:table-row>
        <table:table-row table:style-name="ro3">
          <table:table-cell table:number-columns-repeated="2" office:value-type="float" office:value="262144" calcext:value-type="float">
            <text:p>262144</text:p>
          </table:table-cell>
          <table:table-cell office:value-type="float" office:value="262160" calcext:value-type="float">
            <text:p>262160</text:p>
          </table:table-cell>
          <table:table-cell office:value-type="float" office:value="262192" calcext:value-type="float">
            <text:p>262192</text:p>
          </table:table-cell>
          <table:table-cell office:value-type="float" office:value="262256" calcext:value-type="float">
            <text:p>262256</text:p>
          </table:table-cell>
          <table:table-cell office:value-type="float" office:value="262384" calcext:value-type="float">
            <text:p>262384</text:p>
          </table:table-cell>
          <table:table-cell office:value-type="float" office:value="262640" calcext:value-type="float">
            <text:p>262640</text:p>
          </table:table-cell>
          <table:table-cell office:value-type="float" office:value="263152" calcext:value-type="float">
            <text:p>263152</text:p>
          </table:table-cell>
          <table:table-cell office:value-type="float" office:value="264176" calcext:value-type="float">
            <text:p>264176</text:p>
          </table:table-cell>
          <table:table-cell office:value-type="float" office:value="266224" calcext:value-type="float">
            <text:p>266224</text:p>
          </table:table-cell>
          <table:table-cell office:value-type="float" office:value="270320" calcext:value-type="float">
            <text:p>270320</text:p>
          </table:table-cell>
          <table:table-cell office:value-type="float" office:value="278512" calcext:value-type="float">
            <text:p>278512</text:p>
          </table:table-cell>
          <table:table-cell office:value-type="float" office:value="294896" calcext:value-type="float">
            <text:p>294896</text:p>
          </table:table-cell>
          <table:table-cell office:value-type="float" office:value="327664" calcext:value-type="float">
            <text:p>327664</text:p>
          </table:table-cell>
          <table:table-cell office:value-type="float" office:value="393200" calcext:value-type="float">
            <text:p>393200</text:p>
          </table:table-cell>
          <table:table-cell office:value-type="float" office:value="524272" calcext:value-type="float">
            <text:p>524272</text:p>
          </table:table-cell>
          <table:table-cell office:value-type="float" office:value="786416" calcext:value-type="float">
            <text:p>786416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2359280" calcext:value-type="float">
            <text:p>2359280</text:p>
          </table:table-cell>
          <table:table-cell office:value-type="float" office:value="4456432" calcext:value-type="float">
            <text:p>4456432</text:p>
          </table:table-cell>
          <table:table-cell office:value-type="float" office:value="8650736" calcext:value-type="float">
            <text:p>8650736</text:p>
          </table:table-cell>
          <table:table-cell office:value-type="float" office:value="17039344" calcext:value-type="float">
            <text:p>17039344</text:p>
          </table:table-cell>
        </table:table-row>
        <table:table-row table:style-name="ro3">
          <table:table-cell table:number-columns-repeated="2" office:value-type="float" office:value="524288" calcext:value-type="float">
            <text:p>524288</text:p>
          </table:table-cell>
          <table:table-cell office:value-type="float" office:value="524304" calcext:value-type="float">
            <text:p>524304</text:p>
          </table:table-cell>
          <table:table-cell office:value-type="float" office:value="524336" calcext:value-type="float">
            <text:p>524336</text:p>
          </table:table-cell>
          <table:table-cell office:value-type="float" office:value="524400" calcext:value-type="float">
            <text:p>524400</text:p>
          </table:table-cell>
          <table:table-cell office:value-type="float" office:value="524528" calcext:value-type="float">
            <text:p>524528</text:p>
          </table:table-cell>
          <table:table-cell office:value-type="float" office:value="524784" calcext:value-type="float">
            <text:p>524784</text:p>
          </table:table-cell>
          <table:table-cell office:value-type="float" office:value="525296" calcext:value-type="float">
            <text:p>525296</text:p>
          </table:table-cell>
          <table:table-cell office:value-type="float" office:value="526320" calcext:value-type="float">
            <text:p>526320</text:p>
          </table:table-cell>
          <table:table-cell office:value-type="float" office:value="528368" calcext:value-type="float">
            <text:p>528368</text:p>
          </table:table-cell>
          <table:table-cell office:value-type="float" office:value="532464" calcext:value-type="float">
            <text:p>532464</text:p>
          </table:table-cell>
          <table:table-cell office:value-type="float" office:value="540656" calcext:value-type="float">
            <text:p>540656</text:p>
          </table:table-cell>
          <table:table-cell office:value-type="float" office:value="557040" calcext:value-type="float">
            <text:p>557040</text:p>
          </table:table-cell>
          <table:table-cell office:value-type="float" office:value="589808" calcext:value-type="float">
            <text:p>589808</text:p>
          </table:table-cell>
          <table:table-cell office:value-type="float" office:value="655344" calcext:value-type="float">
            <text:p>655344</text:p>
          </table:table-cell>
          <table:table-cell office:value-type="float" office:value="786416" calcext:value-type="float">
            <text:p>786416</text:p>
          </table:table-cell>
          <table:table-cell office:value-type="float" office:value="1048560" calcext:value-type="float">
            <text:p>1048560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8912880" calcext:value-type="float">
            <text:p>8912880</text:p>
          </table:table-cell>
          <table:table-cell office:value-type="float" office:value="17301488" calcext:value-type="float">
            <text:p>17301488</text:p>
          </table:table-cell>
        </table:table-row>
        <table:table-row table:style-name="ro3">
          <table:table-cell table:number-columns-repeated="2" office:value-type="float" office:value="1048576" calcext:value-type="float">
            <text:p>1048576</text:p>
          </table:table-cell>
          <table:table-cell office:value-type="float" office:value="1048592" calcext:value-type="float">
            <text:p>1048592</text:p>
          </table:table-cell>
          <table:table-cell office:value-type="float" office:value="1048624" calcext:value-type="float">
            <text:p>1048624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2097136" calcext:value-type="float">
            <text:p>2097136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9437168" calcext:value-type="float">
            <text:p>9437168</text:p>
          </table:table-cell>
          <table:table-cell office:value-type="float" office:value="17825776" calcext:value-type="float">
            <text:p>17825776</text:p>
          </table:table-cell>
        </table:table-row>
        <table:table-row table:style-name="ro3">
          <table:table-cell table:number-columns-repeated="2" office:value-type="float" office:value="2097152" calcext:value-type="float">
            <text:p>2097152</text:p>
          </table:table-cell>
          <table:table-cell office:value-type="float" office:value="2097168" calcext:value-type="float">
            <text:p>2097168</text:p>
          </table:table-cell>
          <table:table-cell office:value-type="float" office:value="2097200" calcext:value-type="float">
            <text:p>2097200</text:p>
          </table:table-cell>
          <table:table-cell office:value-type="float" office:value="2097264" calcext:value-type="float">
            <text:p>2097264</text:p>
          </table:table-cell>
          <table:table-cell office:value-type="float" office:value="2097392" calcext:value-type="float">
            <text:p>2097392</text:p>
          </table:table-cell>
          <table:table-cell office:value-type="float" office:value="2097648" calcext:value-type="float">
            <text:p>2097648</text:p>
          </table:table-cell>
          <table:table-cell office:value-type="float" office:value="2098160" calcext:value-type="float">
            <text:p>2098160</text:p>
          </table:table-cell>
          <table:table-cell office:value-type="float" office:value="2099184" calcext:value-type="float">
            <text:p>2099184</text:p>
          </table:table-cell>
          <table:table-cell office:value-type="float" office:value="2101232" calcext:value-type="float">
            <text:p>2101232</text:p>
          </table:table-cell>
          <table:table-cell office:value-type="float" office:value="2105328" calcext:value-type="float">
            <text:p>2105328</text:p>
          </table:table-cell>
          <table:table-cell office:value-type="float" office:value="2113520" calcext:value-type="float">
            <text:p>2113520</text:p>
          </table:table-cell>
          <table:table-cell office:value-type="float" office:value="2129904" calcext:value-type="float">
            <text:p>2129904</text:p>
          </table:table-cell>
          <table:table-cell office:value-type="float" office:value="2162672" calcext:value-type="float">
            <text:p>2162672</text:p>
          </table:table-cell>
          <table:table-cell office:value-type="float" office:value="2228208" calcext:value-type="float">
            <text:p>2228208</text:p>
          </table:table-cell>
          <table:table-cell office:value-type="float" office:value="2359280" calcext:value-type="float">
            <text:p>2359280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4194288" calcext:value-type="float">
            <text:p>4194288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10485744" calcext:value-type="float">
            <text:p>10485744</text:p>
          </table:table-cell>
          <table:table-cell office:value-type="float" office:value="18874352" calcext:value-type="float">
            <text:p>18874352</text:p>
          </table:table-cell>
        </table:table-row>
        <table:table-row table:style-name="ro3">
          <table:table-cell table:number-columns-repeated="2" office:value-type="float" office:value="4194304" calcext:value-type="float">
            <text:p>4194304</text:p>
          </table:table-cell>
          <table:table-cell office:value-type="float" office:value="4194320" calcext:value-type="float">
            <text:p>4194320</text:p>
          </table:table-cell>
          <table:table-cell office:value-type="float" office:value="4194352" calcext:value-type="float">
            <text:p>4194352</text:p>
          </table:table-cell>
          <table:table-cell office:value-type="float" office:value="4194416" calcext:value-type="float">
            <text:p>4194416</text:p>
          </table:table-cell>
          <table:table-cell office:value-type="float" office:value="4194544" calcext:value-type="float">
            <text:p>4194544</text:p>
          </table:table-cell>
          <table:table-cell office:value-type="float" office:value="4194800" calcext:value-type="float">
            <text:p>4194800</text:p>
          </table:table-cell>
          <table:table-cell office:value-type="float" office:value="4195312" calcext:value-type="float">
            <text:p>4195312</text:p>
          </table:table-cell>
          <table:table-cell office:value-type="float" office:value="4196336" calcext:value-type="float">
            <text:p>4196336</text:p>
          </table:table-cell>
          <table:table-cell office:value-type="float" office:value="4198384" calcext:value-type="float">
            <text:p>4198384</text:p>
          </table:table-cell>
          <table:table-cell office:value-type="float" office:value="4202480" calcext:value-type="float">
            <text:p>4202480</text:p>
          </table:table-cell>
          <table:table-cell office:value-type="float" office:value="4210672" calcext:value-type="float">
            <text:p>4210672</text:p>
          </table:table-cell>
          <table:table-cell office:value-type="float" office:value="4227056" calcext:value-type="float">
            <text:p>4227056</text:p>
          </table:table-cell>
          <table:table-cell office:value-type="float" office:value="4259824" calcext:value-type="float">
            <text:p>4259824</text:p>
          </table:table-cell>
          <table:table-cell office:value-type="float" office:value="4325360" calcext:value-type="float">
            <text:p>4325360</text:p>
          </table:table-cell>
          <table:table-cell office:value-type="float" office:value="4456432" calcext:value-type="float">
            <text:p>4456432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8388592" calcext:value-type="float">
            <text:p>8388592</text:p>
          </table:table-cell>
          <table:table-cell office:value-type="float" office:value="12582896" calcext:value-type="float">
            <text:p>12582896</text:p>
          </table:table-cell>
          <table:table-cell office:value-type="float" office:value="20971504" calcext:value-type="float">
            <text:p>20971504</text:p>
          </table:table-cell>
        </table:table-row>
        <table:table-row table:style-name="ro3">
          <table:table-cell table:style-name="ce34" office:value-type="float" office:value="8388608" calcext:value-type="float">
            <text:p>8388608</text:p>
          </table:table-cell>
          <table:table-cell table:style-name="ce39" office:value-type="float" office:value="8388608" calcext:value-type="float">
            <text:p>8388608</text:p>
          </table:table-cell>
          <table:table-cell table:style-name="ce44" office:value-type="float" office:value="8388624" calcext:value-type="float">
            <text:p>8388624</text:p>
          </table:table-cell>
          <table:table-cell table:style-name="ce44" office:value-type="float" office:value="8388656" calcext:value-type="float">
            <text:p>8388656</text:p>
          </table:table-cell>
          <table:table-cell table:style-name="ce44" office:value-type="float" office:value="8388720" calcext:value-type="float">
            <text:p>8388720</text:p>
          </table:table-cell>
          <table:table-cell table:style-name="ce44" office:value-type="float" office:value="8388848" calcext:value-type="float">
            <text:p>8388848</text:p>
          </table:table-cell>
          <table:table-cell table:style-name="ce44" office:value-type="float" office:value="8389104" calcext:value-type="float">
            <text:p>8389104</text:p>
          </table:table-cell>
          <table:table-cell table:style-name="ce44" office:value-type="float" office:value="8389616" calcext:value-type="float">
            <text:p>8389616</text:p>
          </table:table-cell>
          <table:table-cell table:style-name="ce44" office:value-type="float" office:value="8390640" calcext:value-type="float">
            <text:p>8390640</text:p>
          </table:table-cell>
          <table:table-cell table:style-name="ce44" office:value-type="float" office:value="8392688" calcext:value-type="float">
            <text:p>8392688</text:p>
          </table:table-cell>
          <table:table-cell table:style-name="ce44" office:value-type="float" office:value="8396784" calcext:value-type="float">
            <text:p>8396784</text:p>
          </table:table-cell>
          <table:table-cell table:style-name="ce44" office:value-type="float" office:value="8404976" calcext:value-type="float">
            <text:p>8404976</text:p>
          </table:table-cell>
          <table:table-cell table:style-name="ce44" office:value-type="float" office:value="8421360" calcext:value-type="float">
            <text:p>8421360</text:p>
          </table:table-cell>
          <table:table-cell table:style-name="ce44" office:value-type="float" office:value="8454128" calcext:value-type="float">
            <text:p>8454128</text:p>
          </table:table-cell>
          <table:table-cell table:style-name="ce44" office:value-type="float" office:value="8519664" calcext:value-type="float">
            <text:p>8519664</text:p>
          </table:table-cell>
          <table:table-cell table:style-name="ce44" office:value-type="float" office:value="8650736" calcext:value-type="float">
            <text:p>8650736</text:p>
          </table:table-cell>
          <table:table-cell table:style-name="ce44" office:value-type="float" office:value="8912880" calcext:value-type="float">
            <text:p>8912880</text:p>
          </table:table-cell>
          <table:table-cell table:style-name="ce44" office:value-type="float" office:value="9437168" calcext:value-type="float">
            <text:p>9437168</text:p>
          </table:table-cell>
          <table:table-cell table:style-name="ce44" office:value-type="float" office:value="10485744" calcext:value-type="float">
            <text:p>10485744</text:p>
          </table:table-cell>
          <table:table-cell table:style-name="ce44" office:value-type="float" office:value="12582896" calcext:value-type="float">
            <text:p>12582896</text:p>
          </table:table-cell>
          <table:table-cell table:style-name="ce44" office:value-type="float" office:value="16777200" calcext:value-type="float">
            <text:p>16777200</text:p>
          </table:table-cell>
          <table:table-cell table:style-name="ce49" office:value-type="float" office:value="25165808" calcext:value-type="float">
            <text:p>25165808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green – to double the space, double the number of batches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red – to double the space, double work_mem</text:p>
          </table:table-cell>
          <table:table-cell table:style-name="Default" table:number-columns-repeated="14"/>
        </table:table-row>
        <calcext:conditional-formats>
          <calcext:conditional-format calcext:target-range-address="'total memory used - best doubling strategy'.B3:'total memory used - best doubling strategy'.U19">
            <calcext:condition calcext:apply-style-name="Bad" calcext:value="formula-is([.C3]&gt;[.B4])" calcext:base-cell-address="'total memory used - best doubling strategy'.B3"/>
            <calcext:condition calcext:apply-style-name="Good" calcext:value="formula-is([.C3]&lt;[.B4])" calcext:base-cell-address="'total memory used - best doubling strategy'.B3"/>
          </calcext:conditional-format>
        </calcext:conditional-formats>
      </table:table>
      <table:table table:name="total memory used - optimal parameters for space" table:style-name="ta1">
        <table:table-column table:style-name="co1" table:default-cell-style-name="ce33"/>
        <table:table-column table:style-name="co2" table:default-cell-style-name="ce51"/>
        <table:table-column table:style-name="co2" table:number-columns-repeated="14" table:default-cell-style-name="ce54"/>
        <table:table-column table:style-name="co2" table:number-columns-repeated="5" table:default-cell-style-name="ce56"/>
        <table:table-column table:style-name="co2" table:default-cell-style-name="ce48"/>
        <table:table-row table:style-name="ro2">
          <table:table-cell table:style-name="ce30" office:value-type="string" calcext:value-type="string">
            <text:p>Average - total_mem</text:p>
          </table:table-cell>
          <table:table-cell table:style-name="ce35" office:value-type="string" calcext:value-type="string">
            <text:p>nbatch</text:p>
          </table:table-cell>
          <table:table-cell table:style-name="ce40" table:number-columns-repeated="19"/>
          <table:table-cell table:style-name="ce45"/>
        </table:table-row>
        <table:table-row table:style-name="ro2">
          <table:table-cell table:style-name="ce31" office:value-type="string" calcext:value-type="string">
            <text:p>work_mem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1024" calcext:value-type="float">
            <text:p>1024</text:p>
          </table:table-cell>
          <table:table-cell table:style-name="ce41" office:value-type="float" office:value="2048" calcext:value-type="float">
            <text:p>2048</text:p>
          </table:table-cell>
          <table:table-cell table:style-name="ce41" office:value-type="float" office:value="4096" calcext:value-type="float">
            <text:p>4096</text:p>
          </table:table-cell>
          <table:table-cell table:style-name="ce41" office:value-type="float" office:value="8192" calcext:value-type="float">
            <text:p>8192</text:p>
          </table:table-cell>
          <table:table-cell table:style-name="ce41" office:value-type="float" office:value="16384" calcext:value-type="float">
            <text:p>16384</text:p>
          </table:table-cell>
          <table:table-cell table:style-name="ce41" office:value-type="float" office:value="32768" calcext:value-type="float">
            <text:p>32768</text:p>
          </table:table-cell>
          <table:table-cell table:style-name="ce41" office:value-type="float" office:value="65536" calcext:value-type="float">
            <text:p>65536</text:p>
          </table:table-cell>
          <table:table-cell table:style-name="ce41" office:value-type="float" office:value="131072" calcext:value-type="float">
            <text:p>131072</text:p>
          </table:table-cell>
          <table:table-cell table:style-name="ce41" office:value-type="float" office:value="262144" calcext:value-type="float">
            <text:p>262144</text:p>
          </table:table-cell>
          <table:table-cell table:style-name="ce41" office:value-type="float" office:value="524288" calcext:value-type="float">
            <text:p>524288</text:p>
          </table:table-cell>
          <table:table-cell table:style-name="ce46" office:value-type="float" office:value="1048576" calcext:value-type="float">
            <text:p>1048576</text:p>
          </table:table-cell>
        </table:table-row>
        <table:table-row table:style-name="ro3">
          <table:table-cell table:style-name="ce32" office:value-type="float" office:value="64" calcext:value-type="float">
            <text:p>64</text:p>
          </table:table-cell>
          <table:table-cell table:style-name="ce50" office:value-type="float" office:value="64" calcext:value-type="float">
            <text:p>6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176" calcext:value-type="float">
            <text:p>176</text:p>
          </table:table-cell>
          <table:table-cell table:style-name="ce53" office:value-type="float" office:value="304" calcext:value-type="float">
            <text:p>304</text:p>
          </table:table-cell>
          <table:table-cell table:style-name="ce53" office:value-type="float" office:value="560" calcext:value-type="float">
            <text:p>560</text:p>
          </table:table-cell>
          <table:table-cell table:style-name="ce53" office:value-type="float" office:value="1072" calcext:value-type="float">
            <text:p>1072</text:p>
          </table:table-cell>
          <table:table-cell table:style-name="ce53" office:value-type="float" office:value="2096" calcext:value-type="float">
            <text:p>2096</text:p>
          </table:table-cell>
          <table:table-cell table:style-name="ce53" office:value-type="float" office:value="4144" calcext:value-type="float">
            <text:p>4144</text:p>
          </table:table-cell>
          <table:table-cell table:style-name="ce53" office:value-type="float" office:value="8240" calcext:value-type="float">
            <text:p>8240</text:p>
          </table:table-cell>
          <table:table-cell table:style-name="ce53" office:value-type="float" office:value="16432" calcext:value-type="float">
            <text:p>16432</text:p>
          </table:table-cell>
          <table:table-cell table:style-name="ce53" office:value-type="float" office:value="32816" calcext:value-type="float">
            <text:p>32816</text:p>
          </table:table-cell>
          <table:table-cell table:style-name="ce53" office:value-type="float" office:value="65584" calcext:value-type="float">
            <text:p>65584</text:p>
          </table:table-cell>
          <table:table-cell table:style-name="ce53" office:value-type="float" office:value="131120" calcext:value-type="float">
            <text:p>131120</text:p>
          </table:table-cell>
          <table:table-cell table:style-name="ce52" office:value-type="float" office:value="262192" calcext:value-type="float">
            <text:p>262192</text:p>
          </table:table-cell>
          <table:table-cell table:style-name="ce53" office:value-type="float" office:value="524336" calcext:value-type="float">
            <text:p>524336</text:p>
          </table:table-cell>
          <table:table-cell table:style-name="ce53" office:value-type="float" office:value="1048624" calcext:value-type="float">
            <text:p>1048624</text:p>
          </table:table-cell>
          <table:table-cell table:style-name="ce53" office:value-type="float" office:value="2097200" calcext:value-type="float">
            <text:p>2097200</text:p>
          </table:table-cell>
          <table:table-cell table:style-name="ce53" office:value-type="float" office:value="4194352" calcext:value-type="float">
            <text:p>4194352</text:p>
          </table:table-cell>
          <table:table-cell table:style-name="ce53" office:value-type="float" office:value="8388656" calcext:value-type="float">
            <text:p>8388656</text:p>
          </table:table-cell>
          <table:table-cell table:style-name="ce47" office:value-type="float" office:value="16777264" calcext:value-type="float">
            <text:p>16777264</text:p>
          </table:table-cell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40" calcext:value-type="float">
            <text:p>240</text:p>
          </table:table-cell>
          <table:table-cell office:value-type="float" office:value="368" calcext:value-type="float">
            <text:p>368</text:p>
          </table:table-cell>
          <table:table-cell office:value-type="float" office:value="624" calcext:value-type="float">
            <text:p>624</text:p>
          </table:table-cell>
          <table:table-cell office:value-type="float" office:value="1136" calcext:value-type="float">
            <text:p>1136</text:p>
          </table:table-cell>
          <table:table-cell office:value-type="float" office:value="2160" calcext:value-type="float">
            <text:p>2160</text:p>
          </table:table-cell>
          <table:table-cell office:value-type="float" office:value="4208" calcext:value-type="float">
            <text:p>4208</text:p>
          </table:table-cell>
          <table:table-cell office:value-type="float" office:value="8304" calcext:value-type="float">
            <text:p>8304</text:p>
          </table:table-cell>
          <table:table-cell office:value-type="float" office:value="16496" calcext:value-type="float">
            <text:p>16496</text:p>
          </table:table-cell>
          <table:table-cell office:value-type="float" office:value="32880" calcext:value-type="float">
            <text:p>32880</text:p>
          </table:table-cell>
          <table:table-cell office:value-type="float" office:value="65648" calcext:value-type="float">
            <text:p>65648</text:p>
          </table:table-cell>
          <table:table-cell table:style-name="ce55" office:value-type="float" office:value="131184" calcext:value-type="float">
            <text:p>131184</text:p>
          </table:table-cell>
          <table:table-cell office:value-type="float" office:value="262256" calcext:value-type="float">
            <text:p>262256</text:p>
          </table:table-cell>
          <table:table-cell office:value-type="float" office:value="524400" calcext:value-type="float">
            <text:p>524400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2097264" calcext:value-type="float">
            <text:p>2097264</text:p>
          </table:table-cell>
          <table:table-cell office:value-type="float" office:value="4194416" calcext:value-type="float">
            <text:p>4194416</text:p>
          </table:table-cell>
          <table:table-cell office:value-type="float" office:value="8388720" calcext:value-type="float">
            <text:p>8388720</text:p>
          </table:table-cell>
          <table:table-cell office:value-type="float" office:value="16777328" calcext:value-type="float">
            <text:p>16777328</text:p>
          </table:table-cell>
        </table:table-row>
        <table:table-row table:style-name="ro3">
          <table:table-cell table:number-columns-repeated="2"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68" calcext:value-type="float">
            <text:p>368</text:p>
          </table:table-cell>
          <table:table-cell office:value-type="float" office:value="496" calcext:value-type="float">
            <text:p>496</text:p>
          </table:table-cell>
          <table:table-cell office:value-type="float" office:value="752" calcext:value-type="float">
            <text:p>752</text:p>
          </table:table-cell>
          <table:table-cell office:value-type="float" office:value="1264" calcext:value-type="float">
            <text:p>1264</text:p>
          </table:table-cell>
          <table:table-cell office:value-type="float" office:value="2288" calcext:value-type="float">
            <text:p>2288</text:p>
          </table:table-cell>
          <table:table-cell office:value-type="float" office:value="4336" calcext:value-type="float">
            <text:p>4336</text:p>
          </table:table-cell>
          <table:table-cell office:value-type="float" office:value="8432" calcext:value-type="float">
            <text:p>8432</text:p>
          </table:table-cell>
          <table:table-cell office:value-type="float" office:value="16624" calcext:value-type="float">
            <text:p>16624</text:p>
          </table:table-cell>
          <table:table-cell office:value-type="float" office:value="33008" calcext:value-type="float">
            <text:p>33008</text:p>
          </table:table-cell>
          <table:table-cell table:style-name="ce55" office:value-type="float" office:value="65776" calcext:value-type="float">
            <text:p>65776</text:p>
          </table:table-cell>
          <table:table-cell office:value-type="float" office:value="131312" calcext:value-type="float">
            <text:p>131312</text:p>
          </table:table-cell>
          <table:table-cell office:value-type="float" office:value="262384" calcext:value-type="float">
            <text:p>262384</text:p>
          </table:table-cell>
          <table:table-cell office:value-type="float" office:value="524528" calcext:value-type="float">
            <text:p>524528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2097392" calcext:value-type="float">
            <text:p>2097392</text:p>
          </table:table-cell>
          <table:table-cell office:value-type="float" office:value="4194544" calcext:value-type="float">
            <text:p>4194544</text:p>
          </table:table-cell>
          <table:table-cell office:value-type="float" office:value="8388848" calcext:value-type="float">
            <text:p>8388848</text:p>
          </table:table-cell>
          <table:table-cell office:value-type="float" office:value="16777456" calcext:value-type="float">
            <text:p>16777456</text:p>
          </table:table-cell>
        </table:table-row>
        <table:table-row table:style-name="ro3">
          <table:table-cell table:number-columns-repeated="2"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624" calcext:value-type="float">
            <text:p>624</text:p>
          </table:table-cell>
          <table:table-cell office:value-type="float" office:value="752" calcext:value-type="float">
            <text:p>752</text:p>
          </table:table-cell>
          <table:table-cell office:value-type="float" office:value="1008" calcext:value-type="float">
            <text:p>1008</text:p>
          </table:table-cell>
          <table:table-cell office:value-type="float" office:value="1520" calcext:value-type="float">
            <text:p>1520</text:p>
          </table:table-cell>
          <table:table-cell office:value-type="float" office:value="2544" calcext:value-type="float">
            <text:p>2544</text:p>
          </table:table-cell>
          <table:table-cell office:value-type="float" office:value="4592" calcext:value-type="float">
            <text:p>4592</text:p>
          </table:table-cell>
          <table:table-cell office:value-type="float" office:value="8688" calcext:value-type="float">
            <text:p>8688</text:p>
          </table:table-cell>
          <table:table-cell office:value-type="float" office:value="16880" calcext:value-type="float">
            <text:p>16880</text:p>
          </table:table-cell>
          <table:table-cell table:style-name="ce55" office:value-type="float" office:value="33264" calcext:value-type="float">
            <text:p>33264</text:p>
          </table:table-cell>
          <table:table-cell office:value-type="float" office:value="66032" calcext:value-type="float">
            <text:p>66032</text:p>
          </table:table-cell>
          <table:table-cell office:value-type="float" office:value="131568" calcext:value-type="float">
            <text:p>131568</text:p>
          </table:table-cell>
          <table:table-cell office:value-type="float" office:value="262640" calcext:value-type="float">
            <text:p>262640</text:p>
          </table:table-cell>
          <table:table-cell office:value-type="float" office:value="524784" calcext:value-type="float">
            <text:p>524784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2097648" calcext:value-type="float">
            <text:p>2097648</text:p>
          </table:table-cell>
          <table:table-cell office:value-type="float" office:value="4194800" calcext:value-type="float">
            <text:p>4194800</text:p>
          </table:table-cell>
          <table:table-cell office:value-type="float" office:value="8389104" calcext:value-type="float">
            <text:p>8389104</text:p>
          </table:table-cell>
          <table:table-cell office:value-type="float" office:value="16777712" calcext:value-type="float">
            <text:p>16777712</text:p>
          </table:table-cell>
        </table:table-row>
        <table:table-row table:style-name="ro3">
          <table:table-cell table:number-columns-repeated="2" office:value-type="float" office:value="1024" calcext:value-type="float">
            <text:p>1024</text:p>
          </table:table-cell>
          <table:table-cell office:value-type="float" office:value="1040" calcext:value-type="float">
            <text:p>1040</text:p>
          </table:table-cell>
          <table:table-cell office:value-type="float" office:value="1072" calcext:value-type="float">
            <text:p>1072</text:p>
          </table:table-cell>
          <table:table-cell office:value-type="float" office:value="1136" calcext:value-type="float">
            <text:p>1136</text:p>
          </table:table-cell>
          <table:table-cell office:value-type="float" office:value="1264" calcext:value-type="float">
            <text:p>1264</text:p>
          </table:table-cell>
          <table:table-cell office:value-type="float" office:value="1520" calcext:value-type="float">
            <text:p>1520</text:p>
          </table:table-cell>
          <table:table-cell office:value-type="float" office:value="2032" calcext:value-type="float">
            <text:p>2032</text:p>
          </table:table-cell>
          <table:table-cell office:value-type="float" office:value="3056" calcext:value-type="float">
            <text:p>3056</text:p>
          </table:table-cell>
          <table:table-cell office:value-type="float" office:value="5104" calcext:value-type="float">
            <text:p>5104</text:p>
          </table:table-cell>
          <table:table-cell office:value-type="float" office:value="9200" calcext:value-type="float">
            <text:p>9200</text:p>
          </table:table-cell>
          <table:table-cell table:style-name="ce55" office:value-type="float" office:value="17392" calcext:value-type="float">
            <text:p>17392</text:p>
          </table:table-cell>
          <table:table-cell office:value-type="float" office:value="33776" calcext:value-type="float">
            <text:p>33776</text:p>
          </table:table-cell>
          <table:table-cell office:value-type="float" office:value="66544" calcext:value-type="float">
            <text:p>66544</text:p>
          </table:table-cell>
          <table:table-cell office:value-type="float" office:value="132080" calcext:value-type="float">
            <text:p>132080</text:p>
          </table:table-cell>
          <table:table-cell office:value-type="float" office:value="263152" calcext:value-type="float">
            <text:p>263152</text:p>
          </table:table-cell>
          <table:table-cell office:value-type="float" office:value="525296" calcext:value-type="float">
            <text:p>525296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2098160" calcext:value-type="float">
            <text:p>2098160</text:p>
          </table:table-cell>
          <table:table-cell office:value-type="float" office:value="4195312" calcext:value-type="float">
            <text:p>4195312</text:p>
          </table:table-cell>
          <table:table-cell office:value-type="float" office:value="8389616" calcext:value-type="float">
            <text:p>8389616</text:p>
          </table:table-cell>
          <table:table-cell office:value-type="float" office:value="16778224" calcext:value-type="float">
            <text:p>16778224</text:p>
          </table:table-cell>
        </table:table-row>
        <table:table-row table:style-name="ro3">
          <table:table-cell table:number-columns-repeated="2" office:value-type="float" office:value="2048" calcext:value-type="float">
            <text:p>2048</text:p>
          </table:table-cell>
          <table:table-cell office:value-type="float" office:value="2064" calcext:value-type="float">
            <text:p>2064</text:p>
          </table:table-cell>
          <table:table-cell office:value-type="float" office:value="2096" calcext:value-type="float">
            <text:p>2096</text:p>
          </table:table-cell>
          <table:table-cell office:value-type="float" office:value="2160" calcext:value-type="float">
            <text:p>2160</text:p>
          </table:table-cell>
          <table:table-cell office:value-type="float" office:value="2288" calcext:value-type="float">
            <text:p>2288</text:p>
          </table:table-cell>
          <table:table-cell office:value-type="float" office:value="2544" calcext:value-type="float">
            <text:p>2544</text:p>
          </table:table-cell>
          <table:table-cell office:value-type="float" office:value="3056" calcext:value-type="float">
            <text:p>3056</text:p>
          </table:table-cell>
          <table:table-cell office:value-type="float" office:value="4080" calcext:value-type="float">
            <text:p>4080</text:p>
          </table:table-cell>
          <table:table-cell office:value-type="float" office:value="6128" calcext:value-type="float">
            <text:p>6128</text:p>
          </table:table-cell>
          <table:table-cell table:style-name="ce55" office:value-type="float" office:value="10224" calcext:value-type="float">
            <text:p>10224</text:p>
          </table:table-cell>
          <table:table-cell office:value-type="float" office:value="18416" calcext:value-type="float">
            <text:p>18416</text:p>
          </table:table-cell>
          <table:table-cell office:value-type="float" office:value="34800" calcext:value-type="float">
            <text:p>34800</text:p>
          </table:table-cell>
          <table:table-cell office:value-type="float" office:value="67568" calcext:value-type="float">
            <text:p>67568</text:p>
          </table:table-cell>
          <table:table-cell office:value-type="float" office:value="133104" calcext:value-type="float">
            <text:p>133104</text:p>
          </table:table-cell>
          <table:table-cell office:value-type="float" office:value="264176" calcext:value-type="float">
            <text:p>264176</text:p>
          </table:table-cell>
          <table:table-cell office:value-type="float" office:value="526320" calcext:value-type="float">
            <text:p>526320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2099184" calcext:value-type="float">
            <text:p>2099184</text:p>
          </table:table-cell>
          <table:table-cell office:value-type="float" office:value="4196336" calcext:value-type="float">
            <text:p>4196336</text:p>
          </table:table-cell>
          <table:table-cell office:value-type="float" office:value="8390640" calcext:value-type="float">
            <text:p>8390640</text:p>
          </table:table-cell>
          <table:table-cell office:value-type="float" office:value="16779248" calcext:value-type="float">
            <text:p>16779248</text:p>
          </table:table-cell>
        </table:table-row>
        <table:table-row table:style-name="ro3">
          <table:table-cell table:number-columns-repeated="2" office:value-type="float" office:value="4096" calcext:value-type="float">
            <text:p>4096</text:p>
          </table:table-cell>
          <table:table-cell office:value-type="float" office:value="4112" calcext:value-type="float">
            <text:p>4112</text:p>
          </table:table-cell>
          <table:table-cell office:value-type="float" office:value="4144" calcext:value-type="float">
            <text:p>4144</text:p>
          </table:table-cell>
          <table:table-cell office:value-type="float" office:value="4208" calcext:value-type="float">
            <text:p>4208</text:p>
          </table:table-cell>
          <table:table-cell office:value-type="float" office:value="4336" calcext:value-type="float">
            <text:p>4336</text:p>
          </table:table-cell>
          <table:table-cell office:value-type="float" office:value="4592" calcext:value-type="float">
            <text:p>4592</text:p>
          </table:table-cell>
          <table:table-cell office:value-type="float" office:value="5104" calcext:value-type="float">
            <text:p>5104</text:p>
          </table:table-cell>
          <table:table-cell office:value-type="float" office:value="6128" calcext:value-type="float">
            <text:p>6128</text:p>
          </table:table-cell>
          <table:table-cell table:style-name="ce57" office:value-type="float" office:value="8176" calcext:value-type="float">
            <text:p>8176</text:p>
          </table:table-cell>
          <table:table-cell office:value-type="float" office:value="12272" calcext:value-type="float">
            <text:p>12272</text:p>
          </table:table-cell>
          <table:table-cell office:value-type="float" office:value="20464" calcext:value-type="float">
            <text:p>20464</text:p>
          </table:table-cell>
          <table:table-cell office:value-type="float" office:value="36848" calcext:value-type="float">
            <text:p>36848</text:p>
          </table:table-cell>
          <table:table-cell office:value-type="float" office:value="69616" calcext:value-type="float">
            <text:p>69616</text:p>
          </table:table-cell>
          <table:table-cell office:value-type="float" office:value="135152" calcext:value-type="float">
            <text:p>135152</text:p>
          </table:table-cell>
          <table:table-cell office:value-type="float" office:value="266224" calcext:value-type="float">
            <text:p>266224</text:p>
          </table:table-cell>
          <table:table-cell office:value-type="float" office:value="528368" calcext:value-type="float">
            <text:p>528368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2101232" calcext:value-type="float">
            <text:p>2101232</text:p>
          </table:table-cell>
          <table:table-cell office:value-type="float" office:value="4198384" calcext:value-type="float">
            <text:p>4198384</text:p>
          </table:table-cell>
          <table:table-cell office:value-type="float" office:value="8392688" calcext:value-type="float">
            <text:p>8392688</text:p>
          </table:table-cell>
          <table:table-cell office:value-type="float" office:value="16781296" calcext:value-type="float">
            <text:p>16781296</text:p>
          </table:table-cell>
        </table:table-row>
        <table:table-row table:style-name="ro3">
          <table:table-cell table:number-columns-repeated="2" office:value-type="float" office:value="8192" calcext:value-type="float">
            <text:p>8192</text:p>
          </table:table-cell>
          <table:table-cell office:value-type="float" office:value="8208" calcext:value-type="float">
            <text:p>8208</text:p>
          </table:table-cell>
          <table:table-cell office:value-type="float" office:value="8240" calcext:value-type="float">
            <text:p>8240</text:p>
          </table:table-cell>
          <table:table-cell office:value-type="float" office:value="8304" calcext:value-type="float">
            <text:p>8304</text:p>
          </table:table-cell>
          <table:table-cell office:value-type="float" office:value="8432" calcext:value-type="float">
            <text:p>8432</text:p>
          </table:table-cell>
          <table:table-cell office:value-type="float" office:value="8688" calcext:value-type="float">
            <text:p>8688</text:p>
          </table:table-cell>
          <table:table-cell office:value-type="float" office:value="9200" calcext:value-type="float">
            <text:p>9200</text:p>
          </table:table-cell>
          <table:table-cell table:style-name="ce55" office:value-type="float" office:value="10224" calcext:value-type="float">
            <text:p>10224</text:p>
          </table:table-cell>
          <table:table-cell office:value-type="float" office:value="12272" calcext:value-type="float">
            <text:p>12272</text:p>
          </table:table-cell>
          <table:table-cell office:value-type="float" office:value="16368" calcext:value-type="float">
            <text:p>16368</text:p>
          </table:table-cell>
          <table:table-cell office:value-type="float" office:value="24560" calcext:value-type="float">
            <text:p>24560</text:p>
          </table:table-cell>
          <table:table-cell office:value-type="float" office:value="40944" calcext:value-type="float">
            <text:p>40944</text:p>
          </table:table-cell>
          <table:table-cell office:value-type="float" office:value="73712" calcext:value-type="float">
            <text:p>73712</text:p>
          </table:table-cell>
          <table:table-cell office:value-type="float" office:value="139248" calcext:value-type="float">
            <text:p>139248</text:p>
          </table:table-cell>
          <table:table-cell office:value-type="float" office:value="270320" calcext:value-type="float">
            <text:p>270320</text:p>
          </table:table-cell>
          <table:table-cell office:value-type="float" office:value="532464" calcext:value-type="float">
            <text:p>532464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2105328" calcext:value-type="float">
            <text:p>2105328</text:p>
          </table:table-cell>
          <table:table-cell office:value-type="float" office:value="4202480" calcext:value-type="float">
            <text:p>4202480</text:p>
          </table:table-cell>
          <table:table-cell office:value-type="float" office:value="8396784" calcext:value-type="float">
            <text:p>8396784</text:p>
          </table:table-cell>
          <table:table-cell office:value-type="float" office:value="16785392" calcext:value-type="float">
            <text:p>16785392</text:p>
          </table:table-cell>
        </table:table-row>
        <table:table-row table:style-name="ro3">
          <table:table-cell table:number-columns-repeated="2" office:value-type="float" office:value="16384" calcext:value-type="float">
            <text:p>16384</text:p>
          </table:table-cell>
          <table:table-cell office:value-type="float" office:value="16400" calcext:value-type="float">
            <text:p>16400</text:p>
          </table:table-cell>
          <table:table-cell office:value-type="float" office:value="16432" calcext:value-type="float">
            <text:p>16432</text:p>
          </table:table-cell>
          <table:table-cell office:value-type="float" office:value="16496" calcext:value-type="float">
            <text:p>16496</text:p>
          </table:table-cell>
          <table:table-cell office:value-type="float" office:value="16624" calcext:value-type="float">
            <text:p>16624</text:p>
          </table:table-cell>
          <table:table-cell office:value-type="float" office:value="16880" calcext:value-type="float">
            <text:p>16880</text:p>
          </table:table-cell>
          <table:table-cell table:style-name="ce55" office:value-type="float" office:value="17392" calcext:value-type="float">
            <text:p>17392</text:p>
          </table:table-cell>
          <table:table-cell office:value-type="float" office:value="18416" calcext:value-type="float">
            <text:p>18416</text:p>
          </table:table-cell>
          <table:table-cell office:value-type="float" office:value="20464" calcext:value-type="float">
            <text:p>20464</text:p>
          </table:table-cell>
          <table:table-cell office:value-type="float" office:value="24560" calcext:value-type="float">
            <text:p>24560</text:p>
          </table:table-cell>
          <table:table-cell office:value-type="float" office:value="32752" calcext:value-type="float">
            <text:p>32752</text:p>
          </table:table-cell>
          <table:table-cell office:value-type="float" office:value="49136" calcext:value-type="float">
            <text:p>49136</text:p>
          </table:table-cell>
          <table:table-cell office:value-type="float" office:value="81904" calcext:value-type="float">
            <text:p>81904</text:p>
          </table:table-cell>
          <table:table-cell office:value-type="float" office:value="147440" calcext:value-type="float">
            <text:p>147440</text:p>
          </table:table-cell>
          <table:table-cell office:value-type="float" office:value="278512" calcext:value-type="float">
            <text:p>278512</text:p>
          </table:table-cell>
          <table:table-cell office:value-type="float" office:value="540656" calcext:value-type="float">
            <text:p>540656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2113520" calcext:value-type="float">
            <text:p>2113520</text:p>
          </table:table-cell>
          <table:table-cell office:value-type="float" office:value="4210672" calcext:value-type="float">
            <text:p>4210672</text:p>
          </table:table-cell>
          <table:table-cell office:value-type="float" office:value="8404976" calcext:value-type="float">
            <text:p>8404976</text:p>
          </table:table-cell>
          <table:table-cell office:value-type="float" office:value="16793584" calcext:value-type="float">
            <text:p>16793584</text:p>
          </table:table-cell>
        </table:table-row>
        <table:table-row table:style-name="ro3">
          <table:table-cell table:number-columns-repeated="2" office:value-type="float" office:value="32768" calcext:value-type="float">
            <text:p>32768</text:p>
          </table:table-cell>
          <table:table-cell office:value-type="float" office:value="32784" calcext:value-type="float">
            <text:p>32784</text:p>
          </table:table-cell>
          <table:table-cell office:value-type="float" office:value="32816" calcext:value-type="float">
            <text:p>32816</text:p>
          </table:table-cell>
          <table:table-cell office:value-type="float" office:value="32880" calcext:value-type="float">
            <text:p>32880</text:p>
          </table:table-cell>
          <table:table-cell office:value-type="float" office:value="33008" calcext:value-type="float">
            <text:p>33008</text:p>
          </table:table-cell>
          <table:table-cell table:style-name="ce55" office:value-type="float" office:value="33264" calcext:value-type="float">
            <text:p>33264</text:p>
          </table:table-cell>
          <table:table-cell office:value-type="float" office:value="33776" calcext:value-type="float">
            <text:p>33776</text:p>
          </table:table-cell>
          <table:table-cell office:value-type="float" office:value="34800" calcext:value-type="float">
            <text:p>34800</text:p>
          </table:table-cell>
          <table:table-cell office:value-type="float" office:value="36848" calcext:value-type="float">
            <text:p>36848</text:p>
          </table:table-cell>
          <table:table-cell office:value-type="float" office:value="40944" calcext:value-type="float">
            <text:p>40944</text:p>
          </table:table-cell>
          <table:table-cell office:value-type="float" office:value="49136" calcext:value-type="float">
            <text:p>49136</text:p>
          </table:table-cell>
          <table:table-cell office:value-type="float" office:value="65520" calcext:value-type="float">
            <text:p>65520</text:p>
          </table:table-cell>
          <table:table-cell office:value-type="float" office:value="98288" calcext:value-type="float">
            <text:p>98288</text:p>
          </table:table-cell>
          <table:table-cell office:value-type="float" office:value="163824" calcext:value-type="float">
            <text:p>163824</text:p>
          </table:table-cell>
          <table:table-cell office:value-type="float" office:value="294896" calcext:value-type="float">
            <text:p>294896</text:p>
          </table:table-cell>
          <table:table-cell office:value-type="float" office:value="557040" calcext:value-type="float">
            <text:p>557040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2129904" calcext:value-type="float">
            <text:p>2129904</text:p>
          </table:table-cell>
          <table:table-cell office:value-type="float" office:value="4227056" calcext:value-type="float">
            <text:p>4227056</text:p>
          </table:table-cell>
          <table:table-cell office:value-type="float" office:value="8421360" calcext:value-type="float">
            <text:p>8421360</text:p>
          </table:table-cell>
          <table:table-cell office:value-type="float" office:value="16809968" calcext:value-type="float">
            <text:p>16809968</text:p>
          </table:table-cell>
        </table:table-row>
        <table:table-row table:style-name="ro3">
          <table:table-cell table:number-columns-repeated="2" office:value-type="float" office:value="65536" calcext:value-type="float">
            <text:p>65536</text:p>
          </table:table-cell>
          <table:table-cell office:value-type="float" office:value="65552" calcext:value-type="float">
            <text:p>65552</text:p>
          </table:table-cell>
          <table:table-cell office:value-type="float" office:value="65584" calcext:value-type="float">
            <text:p>65584</text:p>
          </table:table-cell>
          <table:table-cell office:value-type="float" office:value="65648" calcext:value-type="float">
            <text:p>65648</text:p>
          </table:table-cell>
          <table:table-cell table:style-name="ce55" office:value-type="float" office:value="65776" calcext:value-type="float">
            <text:p>65776</text:p>
          </table:table-cell>
          <table:table-cell office:value-type="float" office:value="66032" calcext:value-type="float">
            <text:p>66032</text:p>
          </table:table-cell>
          <table:table-cell office:value-type="float" office:value="66544" calcext:value-type="float">
            <text:p>66544</text:p>
          </table:table-cell>
          <table:table-cell office:value-type="float" office:value="67568" calcext:value-type="float">
            <text:p>67568</text:p>
          </table:table-cell>
          <table:table-cell office:value-type="float" office:value="69616" calcext:value-type="float">
            <text:p>69616</text:p>
          </table:table-cell>
          <table:table-cell office:value-type="float" office:value="73712" calcext:value-type="float">
            <text:p>73712</text:p>
          </table:table-cell>
          <table:table-cell office:value-type="float" office:value="81904" calcext:value-type="float">
            <text:p>81904</text:p>
          </table:table-cell>
          <table:table-cell office:value-type="float" office:value="98288" calcext:value-type="float">
            <text:p>98288</text:p>
          </table:table-cell>
          <table:table-cell office:value-type="float" office:value="131056" calcext:value-type="float">
            <text:p>131056</text:p>
          </table:table-cell>
          <table:table-cell office:value-type="float" office:value="196592" calcext:value-type="float">
            <text:p>196592</text:p>
          </table:table-cell>
          <table:table-cell office:value-type="float" office:value="327664" calcext:value-type="float">
            <text:p>327664</text:p>
          </table:table-cell>
          <table:table-cell office:value-type="float" office:value="589808" calcext:value-type="float">
            <text:p>589808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2162672" calcext:value-type="float">
            <text:p>2162672</text:p>
          </table:table-cell>
          <table:table-cell office:value-type="float" office:value="4259824" calcext:value-type="float">
            <text:p>4259824</text:p>
          </table:table-cell>
          <table:table-cell office:value-type="float" office:value="8454128" calcext:value-type="float">
            <text:p>8454128</text:p>
          </table:table-cell>
          <table:table-cell office:value-type="float" office:value="16842736" calcext:value-type="float">
            <text:p>16842736</text:p>
          </table:table-cell>
        </table:table-row>
        <table:table-row table:style-name="ro3">
          <table:table-cell table:number-columns-repeated="2" office:value-type="float" office:value="131072" calcext:value-type="float">
            <text:p>131072</text:p>
          </table:table-cell>
          <table:table-cell office:value-type="float" office:value="131088" calcext:value-type="float">
            <text:p>131088</text:p>
          </table:table-cell>
          <table:table-cell office:value-type="float" office:value="131120" calcext:value-type="float">
            <text:p>131120</text:p>
          </table:table-cell>
          <table:table-cell table:style-name="ce55" office:value-type="float" office:value="131184" calcext:value-type="float">
            <text:p>131184</text:p>
          </table:table-cell>
          <table:table-cell office:value-type="float" office:value="131312" calcext:value-type="float">
            <text:p>131312</text:p>
          </table:table-cell>
          <table:table-cell office:value-type="float" office:value="131568" calcext:value-type="float">
            <text:p>131568</text:p>
          </table:table-cell>
          <table:table-cell office:value-type="float" office:value="132080" calcext:value-type="float">
            <text:p>132080</text:p>
          </table:table-cell>
          <table:table-cell office:value-type="float" office:value="133104" calcext:value-type="float">
            <text:p>133104</text:p>
          </table:table-cell>
          <table:table-cell office:value-type="float" office:value="135152" calcext:value-type="float">
            <text:p>135152</text:p>
          </table:table-cell>
          <table:table-cell office:value-type="float" office:value="139248" calcext:value-type="float">
            <text:p>139248</text:p>
          </table:table-cell>
          <table:table-cell office:value-type="float" office:value="147440" calcext:value-type="float">
            <text:p>147440</text:p>
          </table:table-cell>
          <table:table-cell office:value-type="float" office:value="163824" calcext:value-type="float">
            <text:p>163824</text:p>
          </table:table-cell>
          <table:table-cell office:value-type="float" office:value="196592" calcext:value-type="float">
            <text:p>196592</text:p>
          </table:table-cell>
          <table:table-cell office:value-type="float" office:value="262128" calcext:value-type="float">
            <text:p>262128</text:p>
          </table:table-cell>
          <table:table-cell office:value-type="float" office:value="393200" calcext:value-type="float">
            <text:p>393200</text:p>
          </table:table-cell>
          <table:table-cell office:value-type="float" office:value="655344" calcext:value-type="float">
            <text:p>655344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2228208" calcext:value-type="float">
            <text:p>2228208</text:p>
          </table:table-cell>
          <table:table-cell office:value-type="float" office:value="4325360" calcext:value-type="float">
            <text:p>4325360</text:p>
          </table:table-cell>
          <table:table-cell office:value-type="float" office:value="8519664" calcext:value-type="float">
            <text:p>8519664</text:p>
          </table:table-cell>
          <table:table-cell office:value-type="float" office:value="16908272" calcext:value-type="float">
            <text:p>16908272</text:p>
          </table:table-cell>
        </table:table-row>
        <table:table-row table:style-name="ro3">
          <table:table-cell table:number-columns-repeated="2" office:value-type="float" office:value="262144" calcext:value-type="float">
            <text:p>262144</text:p>
          </table:table-cell>
          <table:table-cell office:value-type="float" office:value="262160" calcext:value-type="float">
            <text:p>262160</text:p>
          </table:table-cell>
          <table:table-cell table:style-name="ce55" office:value-type="float" office:value="262192" calcext:value-type="float">
            <text:p>262192</text:p>
          </table:table-cell>
          <table:table-cell office:value-type="float" office:value="262256" calcext:value-type="float">
            <text:p>262256</text:p>
          </table:table-cell>
          <table:table-cell office:value-type="float" office:value="262384" calcext:value-type="float">
            <text:p>262384</text:p>
          </table:table-cell>
          <table:table-cell office:value-type="float" office:value="262640" calcext:value-type="float">
            <text:p>262640</text:p>
          </table:table-cell>
          <table:table-cell office:value-type="float" office:value="263152" calcext:value-type="float">
            <text:p>263152</text:p>
          </table:table-cell>
          <table:table-cell office:value-type="float" office:value="264176" calcext:value-type="float">
            <text:p>264176</text:p>
          </table:table-cell>
          <table:table-cell office:value-type="float" office:value="266224" calcext:value-type="float">
            <text:p>266224</text:p>
          </table:table-cell>
          <table:table-cell office:value-type="float" office:value="270320" calcext:value-type="float">
            <text:p>270320</text:p>
          </table:table-cell>
          <table:table-cell office:value-type="float" office:value="278512" calcext:value-type="float">
            <text:p>278512</text:p>
          </table:table-cell>
          <table:table-cell office:value-type="float" office:value="294896" calcext:value-type="float">
            <text:p>294896</text:p>
          </table:table-cell>
          <table:table-cell office:value-type="float" office:value="327664" calcext:value-type="float">
            <text:p>327664</text:p>
          </table:table-cell>
          <table:table-cell office:value-type="float" office:value="393200" calcext:value-type="float">
            <text:p>393200</text:p>
          </table:table-cell>
          <table:table-cell office:value-type="float" office:value="524272" calcext:value-type="float">
            <text:p>524272</text:p>
          </table:table-cell>
          <table:table-cell office:value-type="float" office:value="786416" calcext:value-type="float">
            <text:p>786416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2359280" calcext:value-type="float">
            <text:p>2359280</text:p>
          </table:table-cell>
          <table:table-cell office:value-type="float" office:value="4456432" calcext:value-type="float">
            <text:p>4456432</text:p>
          </table:table-cell>
          <table:table-cell office:value-type="float" office:value="8650736" calcext:value-type="float">
            <text:p>8650736</text:p>
          </table:table-cell>
          <table:table-cell office:value-type="float" office:value="17039344" calcext:value-type="float">
            <text:p>17039344</text:p>
          </table:table-cell>
        </table:table-row>
        <table:table-row table:style-name="ro3">
          <table:table-cell table:number-columns-repeated="2" office:value-type="float" office:value="524288" calcext:value-type="float">
            <text:p>524288</text:p>
          </table:table-cell>
          <table:table-cell table:style-name="ce55" office:value-type="float" office:value="524304" calcext:value-type="float">
            <text:p>524304</text:p>
          </table:table-cell>
          <table:table-cell office:value-type="float" office:value="524336" calcext:value-type="float">
            <text:p>524336</text:p>
          </table:table-cell>
          <table:table-cell office:value-type="float" office:value="524400" calcext:value-type="float">
            <text:p>524400</text:p>
          </table:table-cell>
          <table:table-cell office:value-type="float" office:value="524528" calcext:value-type="float">
            <text:p>524528</text:p>
          </table:table-cell>
          <table:table-cell office:value-type="float" office:value="524784" calcext:value-type="float">
            <text:p>524784</text:p>
          </table:table-cell>
          <table:table-cell office:value-type="float" office:value="525296" calcext:value-type="float">
            <text:p>525296</text:p>
          </table:table-cell>
          <table:table-cell office:value-type="float" office:value="526320" calcext:value-type="float">
            <text:p>526320</text:p>
          </table:table-cell>
          <table:table-cell office:value-type="float" office:value="528368" calcext:value-type="float">
            <text:p>528368</text:p>
          </table:table-cell>
          <table:table-cell office:value-type="float" office:value="532464" calcext:value-type="float">
            <text:p>532464</text:p>
          </table:table-cell>
          <table:table-cell office:value-type="float" office:value="540656" calcext:value-type="float">
            <text:p>540656</text:p>
          </table:table-cell>
          <table:table-cell office:value-type="float" office:value="557040" calcext:value-type="float">
            <text:p>557040</text:p>
          </table:table-cell>
          <table:table-cell office:value-type="float" office:value="589808" calcext:value-type="float">
            <text:p>589808</text:p>
          </table:table-cell>
          <table:table-cell office:value-type="float" office:value="655344" calcext:value-type="float">
            <text:p>655344</text:p>
          </table:table-cell>
          <table:table-cell office:value-type="float" office:value="786416" calcext:value-type="float">
            <text:p>786416</text:p>
          </table:table-cell>
          <table:table-cell office:value-type="float" office:value="1048560" calcext:value-type="float">
            <text:p>1048560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8912880" calcext:value-type="float">
            <text:p>8912880</text:p>
          </table:table-cell>
          <table:table-cell office:value-type="float" office:value="17301488" calcext:value-type="float">
            <text:p>17301488</text:p>
          </table:table-cell>
        </table:table-row>
        <table:table-row table:style-name="ro3">
          <table:table-cell office:value-type="float" office:value="1048576" calcext:value-type="float">
            <text:p>1048576</text:p>
          </table:table-cell>
          <table:table-cell table:style-name="ce52" office:value-type="float" office:value="1048576" calcext:value-type="float">
            <text:p>1048576</text:p>
          </table:table-cell>
          <table:table-cell office:value-type="float" office:value="1048592" calcext:value-type="float">
            <text:p>1048592</text:p>
          </table:table-cell>
          <table:table-cell office:value-type="float" office:value="1048624" calcext:value-type="float">
            <text:p>1048624</text:p>
          </table:table-cell>
          <table:table-cell office:value-type="float" office:value="1048688" calcext:value-type="float">
            <text:p>1048688</text:p>
          </table:table-cell>
          <table:table-cell office:value-type="float" office:value="1048816" calcext:value-type="float">
            <text:p>1048816</text:p>
          </table:table-cell>
          <table:table-cell office:value-type="float" office:value="1049072" calcext:value-type="float">
            <text:p>1049072</text:p>
          </table:table-cell>
          <table:table-cell office:value-type="float" office:value="1049584" calcext:value-type="float">
            <text:p>1049584</text:p>
          </table:table-cell>
          <table:table-cell office:value-type="float" office:value="1050608" calcext:value-type="float">
            <text:p>1050608</text:p>
          </table:table-cell>
          <table:table-cell office:value-type="float" office:value="1052656" calcext:value-type="float">
            <text:p>1052656</text:p>
          </table:table-cell>
          <table:table-cell office:value-type="float" office:value="1056752" calcext:value-type="float">
            <text:p>1056752</text:p>
          </table:table-cell>
          <table:table-cell office:value-type="float" office:value="1064944" calcext:value-type="float">
            <text:p>1064944</text:p>
          </table:table-cell>
          <table:table-cell office:value-type="float" office:value="1081328" calcext:value-type="float">
            <text:p>1081328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1179632" calcext:value-type="float">
            <text:p>1179632</text:p>
          </table:table-cell>
          <table:table-cell office:value-type="float" office:value="1310704" calcext:value-type="float">
            <text:p>1310704</text:p>
          </table:table-cell>
          <table:table-cell office:value-type="float" office:value="1572848" calcext:value-type="float">
            <text:p>1572848</text:p>
          </table:table-cell>
          <table:table-cell office:value-type="float" office:value="2097136" calcext:value-type="float">
            <text:p>2097136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9437168" calcext:value-type="float">
            <text:p>9437168</text:p>
          </table:table-cell>
          <table:table-cell office:value-type="float" office:value="17825776" calcext:value-type="float">
            <text:p>17825776</text:p>
          </table:table-cell>
        </table:table-row>
        <table:table-row table:style-name="ro3">
          <table:table-cell table:number-columns-repeated="2" office:value-type="float" office:value="2097152" calcext:value-type="float">
            <text:p>2097152</text:p>
          </table:table-cell>
          <table:table-cell table:style-name="ce56" office:value-type="float" office:value="2097168" calcext:value-type="float">
            <text:p>2097168</text:p>
          </table:table-cell>
          <table:table-cell table:style-name="ce56" office:value-type="float" office:value="2097200" calcext:value-type="float">
            <text:p>2097200</text:p>
          </table:table-cell>
          <table:table-cell table:style-name="ce56" office:value-type="float" office:value="2097264" calcext:value-type="float">
            <text:p>2097264</text:p>
          </table:table-cell>
          <table:table-cell table:style-name="ce56" office:value-type="float" office:value="2097392" calcext:value-type="float">
            <text:p>2097392</text:p>
          </table:table-cell>
          <table:table-cell table:style-name="ce56" office:value-type="float" office:value="2097648" calcext:value-type="float">
            <text:p>2097648</text:p>
          </table:table-cell>
          <table:table-cell table:style-name="ce56" office:value-type="float" office:value="2098160" calcext:value-type="float">
            <text:p>2098160</text:p>
          </table:table-cell>
          <table:table-cell table:style-name="ce56" office:value-type="float" office:value="2099184" calcext:value-type="float">
            <text:p>2099184</text:p>
          </table:table-cell>
          <table:table-cell table:style-name="ce56" office:value-type="float" office:value="2101232" calcext:value-type="float">
            <text:p>2101232</text:p>
          </table:table-cell>
          <table:table-cell table:style-name="ce56" office:value-type="float" office:value="2105328" calcext:value-type="float">
            <text:p>2105328</text:p>
          </table:table-cell>
          <table:table-cell table:style-name="ce56" office:value-type="float" office:value="2113520" calcext:value-type="float">
            <text:p>2113520</text:p>
          </table:table-cell>
          <table:table-cell table:style-name="ce56" office:value-type="float" office:value="2129904" calcext:value-type="float">
            <text:p>2129904</text:p>
          </table:table-cell>
          <table:table-cell table:style-name="ce56" office:value-type="float" office:value="2162672" calcext:value-type="float">
            <text:p>2162672</text:p>
          </table:table-cell>
          <table:table-cell table:style-name="ce56" office:value-type="float" office:value="2228208" calcext:value-type="float">
            <text:p>2228208</text:p>
          </table:table-cell>
          <table:table-cell table:style-name="ce56" office:value-type="float" office:value="2359280" calcext:value-type="float">
            <text:p>2359280</text:p>
          </table:table-cell>
          <table:table-cell office:value-type="float" office:value="2621424" calcext:value-type="float">
            <text:p>2621424</text:p>
          </table:table-cell>
          <table:table-cell office:value-type="float" office:value="3145712" calcext:value-type="float">
            <text:p>3145712</text:p>
          </table:table-cell>
          <table:table-cell office:value-type="float" office:value="4194288" calcext:value-type="float">
            <text:p>4194288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10485744" calcext:value-type="float">
            <text:p>10485744</text:p>
          </table:table-cell>
          <table:table-cell office:value-type="float" office:value="18874352" calcext:value-type="float">
            <text:p>18874352</text:p>
          </table:table-cell>
        </table:table-row>
        <table:table-row table:style-name="ro3">
          <table:table-cell table:number-columns-repeated="2" office:value-type="float" office:value="4194304" calcext:value-type="float">
            <text:p>4194304</text:p>
          </table:table-cell>
          <table:table-cell table:style-name="ce56" office:value-type="float" office:value="4194320" calcext:value-type="float">
            <text:p>4194320</text:p>
          </table:table-cell>
          <table:table-cell table:style-name="ce56" office:value-type="float" office:value="4194352" calcext:value-type="float">
            <text:p>4194352</text:p>
          </table:table-cell>
          <table:table-cell table:style-name="ce56" office:value-type="float" office:value="4194416" calcext:value-type="float">
            <text:p>4194416</text:p>
          </table:table-cell>
          <table:table-cell table:style-name="ce56" office:value-type="float" office:value="4194544" calcext:value-type="float">
            <text:p>4194544</text:p>
          </table:table-cell>
          <table:table-cell table:style-name="ce56" office:value-type="float" office:value="4194800" calcext:value-type="float">
            <text:p>4194800</text:p>
          </table:table-cell>
          <table:table-cell table:style-name="ce56" office:value-type="float" office:value="4195312" calcext:value-type="float">
            <text:p>4195312</text:p>
          </table:table-cell>
          <table:table-cell table:style-name="ce56" office:value-type="float" office:value="4196336" calcext:value-type="float">
            <text:p>4196336</text:p>
          </table:table-cell>
          <table:table-cell table:style-name="ce56" office:value-type="float" office:value="4198384" calcext:value-type="float">
            <text:p>4198384</text:p>
          </table:table-cell>
          <table:table-cell table:style-name="ce56" office:value-type="float" office:value="4202480" calcext:value-type="float">
            <text:p>4202480</text:p>
          </table:table-cell>
          <table:table-cell table:style-name="ce56" office:value-type="float" office:value="4210672" calcext:value-type="float">
            <text:p>4210672</text:p>
          </table:table-cell>
          <table:table-cell table:style-name="ce56" office:value-type="float" office:value="4227056" calcext:value-type="float">
            <text:p>4227056</text:p>
          </table:table-cell>
          <table:table-cell table:style-name="ce56" office:value-type="float" office:value="4259824" calcext:value-type="float">
            <text:p>4259824</text:p>
          </table:table-cell>
          <table:table-cell table:style-name="ce56" office:value-type="float" office:value="4325360" calcext:value-type="float">
            <text:p>4325360</text:p>
          </table:table-cell>
          <table:table-cell table:style-name="ce56" office:value-type="float" office:value="4456432" calcext:value-type="float">
            <text:p>4456432</text:p>
          </table:table-cell>
          <table:table-cell office:value-type="float" office:value="4718576" calcext:value-type="float">
            <text:p>4718576</text:p>
          </table:table-cell>
          <table:table-cell office:value-type="float" office:value="5242864" calcext:value-type="float">
            <text:p>5242864</text:p>
          </table:table-cell>
          <table:table-cell office:value-type="float" office:value="6291440" calcext:value-type="float">
            <text:p>6291440</text:p>
          </table:table-cell>
          <table:table-cell office:value-type="float" office:value="8388592" calcext:value-type="float">
            <text:p>8388592</text:p>
          </table:table-cell>
          <table:table-cell office:value-type="float" office:value="12582896" calcext:value-type="float">
            <text:p>12582896</text:p>
          </table:table-cell>
          <table:table-cell office:value-type="float" office:value="20971504" calcext:value-type="float">
            <text:p>20971504</text:p>
          </table:table-cell>
        </table:table-row>
        <table:table-row table:style-name="ro3">
          <table:table-cell table:style-name="ce34" office:value-type="float" office:value="8388608" calcext:value-type="float">
            <text:p>8388608</text:p>
          </table:table-cell>
          <table:table-cell table:style-name="ce39" office:value-type="float" office:value="8388608" calcext:value-type="float">
            <text:p>8388608</text:p>
          </table:table-cell>
          <table:table-cell table:style-name="ce44" office:value-type="float" office:value="8388624" calcext:value-type="float">
            <text:p>8388624</text:p>
          </table:table-cell>
          <table:table-cell table:style-name="ce44" office:value-type="float" office:value="8388656" calcext:value-type="float">
            <text:p>8388656</text:p>
          </table:table-cell>
          <table:table-cell table:style-name="ce44" office:value-type="float" office:value="8388720" calcext:value-type="float">
            <text:p>8388720</text:p>
          </table:table-cell>
          <table:table-cell table:style-name="ce44" office:value-type="float" office:value="8388848" calcext:value-type="float">
            <text:p>8388848</text:p>
          </table:table-cell>
          <table:table-cell table:style-name="ce44" office:value-type="float" office:value="8389104" calcext:value-type="float">
            <text:p>8389104</text:p>
          </table:table-cell>
          <table:table-cell table:style-name="ce44" office:value-type="float" office:value="8389616" calcext:value-type="float">
            <text:p>8389616</text:p>
          </table:table-cell>
          <table:table-cell table:style-name="ce44" office:value-type="float" office:value="8390640" calcext:value-type="float">
            <text:p>8390640</text:p>
          </table:table-cell>
          <table:table-cell table:style-name="ce44" office:value-type="float" office:value="8392688" calcext:value-type="float">
            <text:p>8392688</text:p>
          </table:table-cell>
          <table:table-cell table:style-name="ce44" office:value-type="float" office:value="8396784" calcext:value-type="float">
            <text:p>8396784</text:p>
          </table:table-cell>
          <table:table-cell table:style-name="ce44" office:value-type="float" office:value="8404976" calcext:value-type="float">
            <text:p>8404976</text:p>
          </table:table-cell>
          <table:table-cell table:style-name="ce44" office:value-type="float" office:value="8421360" calcext:value-type="float">
            <text:p>8421360</text:p>
          </table:table-cell>
          <table:table-cell table:style-name="ce44" office:value-type="float" office:value="8454128" calcext:value-type="float">
            <text:p>8454128</text:p>
          </table:table-cell>
          <table:table-cell table:style-name="ce44" office:value-type="float" office:value="8519664" calcext:value-type="float">
            <text:p>8519664</text:p>
          </table:table-cell>
          <table:table-cell table:style-name="ce44" office:value-type="float" office:value="8650736" calcext:value-type="float">
            <text:p>8650736</text:p>
          </table:table-cell>
          <table:table-cell table:style-name="ce44" office:value-type="float" office:value="8912880" calcext:value-type="float">
            <text:p>8912880</text:p>
          </table:table-cell>
          <table:table-cell table:style-name="ce44" office:value-type="float" office:value="9437168" calcext:value-type="float">
            <text:p>9437168</text:p>
          </table:table-cell>
          <table:table-cell table:style-name="ce44" office:value-type="float" office:value="10485744" calcext:value-type="float">
            <text:p>10485744</text:p>
          </table:table-cell>
          <table:table-cell table:style-name="ce44" office:value-type="float" office:value="12582896" calcext:value-type="float">
            <text:p>12582896</text:p>
          </table:table-cell>
          <table:table-cell table:style-name="ce44" office:value-type="float" office:value="16777200" calcext:value-type="float">
            <text:p>16777200</text:p>
          </table:table-cell>
          <table:table-cell table:style-name="ce49" office:value-type="float" office:value="25165808" calcext:value-type="float">
            <text:p>25165808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green – optimal choice of work_mem/nbatches for required space</text:p>
          </table:table-cell>
          <table:table-cell table:style-name="Default" table:number-columns-repeated="14"/>
        </table:table-row>
        <calcext:conditional-formats>
          <calcext:conditional-format calcext:target-range-address="'total memory used - optimal parameters for space'.C18:'total memory used - optimal parameters for space'.U19 'total memory used - optimal parameters for space'.Q4:'total memory used - optimal parameters for space'.U17">
            <calcext:condition calcext:apply-style-name="Good" calcext:value="formula-is(AND([.C4]&lt;=[.D3]; [.C4]&lt;=[.B5]))" calcext:base-cell-address="'total memory used - optimal parameters for space'.C4"/>
          </calcext:conditional-format>
          <calcext:conditional-format calcext:target-range-address="'total memory used - optimal parameters for space'.C4:'total memory used - optimal parameters for space'.P17">
            <calcext:condition calcext:apply-style-name="Good" calcext:value="formula-is(AND([.C4]&lt;=[.D3]; [.C4]&lt;=[.B5]))" calcext:base-cell-address="'total memory used - optimal parameters for space'.C4"/>
          </calcext:conditional-format>
        </calcext:conditional-formats>
      </table:table>
      <table:named-expressions/>
      <table:data-pilot-tables>
        <table:data-pilot-table table:name="DataPilot1" table:application-data="" table:target-range-address="'total memory used - best doubling strategy'.A1:'total memory used - best doubling strategy'.V20" table:buttons="'total memory used - best doubling strategy'.A2 'total memory used - best doubling strategy'.B1" table:grand-total="none" table:show-filter-button="false" table:drill-down-on-double-click="false">
          <table:source-cell-range table:cell-range-address="Sheet1.A1:Sheet1.D379"/>
          <table:data-pilot-field table:source-field-name="nbatch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10485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rk_mem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1048576" table:display="true" table:show-details="true"/>
                <table:data-pilot-member table:name="2097152" table:display="true" table:show-details="true"/>
                <table:data-pilot-member table:name="4194304" table:display="true" table:show-details="true"/>
                <table:data-pilot-member table:name="83886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mem" table:orientation="data" table:used-hierarchy="0" table:function="average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80" table:display="true" table:show-details="true"/>
                <table:data-pilot-member table:name="112" table:display="true" table:show-details="true"/>
                <table:data-pilot-member table:name="128" table:display="true" table:show-details="true"/>
                <table:data-pilot-member table:name="144" table:display="true" table:show-details="true"/>
                <table:data-pilot-member table:name="176" table:display="true" table:show-details="true"/>
                <table:data-pilot-member table:name="240" table:display="true" table:show-details="true"/>
                <table:data-pilot-member table:name="256" table:display="true" table:show-details="true"/>
                <table:data-pilot-member table:name="272" table:display="true" table:show-details="true"/>
                <table:data-pilot-member table:name="304" table:display="true" table:show-details="true"/>
                <table:data-pilot-member table:name="368" table:display="true" table:show-details="true"/>
                <table:data-pilot-member table:name="496" table:display="true" table:show-details="true"/>
                <table:data-pilot-member table:name="512" table:display="true" table:show-details="true"/>
                <table:data-pilot-member table:name="528" table:display="true" table:show-details="true"/>
                <table:data-pilot-member table:name="560" table:display="true" table:show-details="true"/>
                <table:data-pilot-member table:name="624" table:display="true" table:show-details="true"/>
                <table:data-pilot-member table:name="752" table:display="true" table:show-details="true"/>
                <table:data-pilot-member table:name="1008" table:display="true" table:show-details="true"/>
                <table:data-pilot-member table:name="1024" table:display="true" table:show-details="true"/>
                <table:data-pilot-member table:name="1040" table:display="true" table:show-details="true"/>
                <table:data-pilot-member table:name="1072" table:display="true" table:show-details="true"/>
                <table:data-pilot-member table:name="1136" table:display="true" table:show-details="true"/>
                <table:data-pilot-member table:name="1264" table:display="true" table:show-details="true"/>
                <table:data-pilot-member table:name="1520" table:display="true" table:show-details="true"/>
                <table:data-pilot-member table:name="2032" table:display="true" table:show-details="true"/>
                <table:data-pilot-member table:name="2048" table:display="true" table:show-details="true"/>
                <table:data-pilot-member table:name="2064" table:display="true" table:show-details="true"/>
                <table:data-pilot-member table:name="2096" table:display="true" table:show-details="true"/>
                <table:data-pilot-member table:name="2160" table:display="true" table:show-details="true"/>
                <table:data-pilot-member table:name="2288" table:display="true" table:show-details="true"/>
                <table:data-pilot-member table:name="2544" table:display="true" table:show-details="true"/>
                <table:data-pilot-member table:name="3056" table:display="true" table:show-details="true"/>
                <table:data-pilot-member table:name="4080" table:display="true" table:show-details="true"/>
                <table:data-pilot-member table:name="4096" table:display="true" table:show-details="true"/>
                <table:data-pilot-member table:name="4112" table:display="true" table:show-details="true"/>
                <table:data-pilot-member table:name="4144" table:display="true" table:show-details="true"/>
                <table:data-pilot-member table:name="4208" table:display="true" table:show-details="true"/>
                <table:data-pilot-member table:name="4336" table:display="true" table:show-details="true"/>
                <table:data-pilot-member table:name="4592" table:display="true" table:show-details="true"/>
                <table:data-pilot-member table:name="5104" table:display="true" table:show-details="true"/>
                <table:data-pilot-member table:name="6128" table:display="true" table:show-details="true"/>
                <table:data-pilot-member table:name="8176" table:display="true" table:show-details="true"/>
                <table:data-pilot-member table:name="8192" table:display="true" table:show-details="true"/>
                <table:data-pilot-member table:name="8208" table:display="true" table:show-details="true"/>
                <table:data-pilot-member table:name="8240" table:display="true" table:show-details="true"/>
                <table:data-pilot-member table:name="8304" table:display="true" table:show-details="true"/>
                <table:data-pilot-member table:name="8432" table:display="true" table:show-details="true"/>
                <table:data-pilot-member table:name="8688" table:display="true" table:show-details="true"/>
                <table:data-pilot-member table:name="9200" table:display="true" table:show-details="true"/>
                <table:data-pilot-member table:name="10224" table:display="true" table:show-details="true"/>
                <table:data-pilot-member table:name="12272" table:display="true" table:show-details="true"/>
                <table:data-pilot-member table:name="16368" table:display="true" table:show-details="true"/>
                <table:data-pilot-member table:name="16384" table:display="true" table:show-details="true"/>
                <table:data-pilot-member table:name="16400" table:display="true" table:show-details="true"/>
                <table:data-pilot-member table:name="16432" table:display="true" table:show-details="true"/>
                <table:data-pilot-member table:name="16496" table:display="true" table:show-details="true"/>
                <table:data-pilot-member table:name="16624" table:display="true" table:show-details="true"/>
                <table:data-pilot-member table:name="16880" table:display="true" table:show-details="true"/>
                <table:data-pilot-member table:name="17392" table:display="true" table:show-details="true"/>
                <table:data-pilot-member table:name="18416" table:display="true" table:show-details="true"/>
                <table:data-pilot-member table:name="20464" table:display="true" table:show-details="true"/>
                <table:data-pilot-member table:name="24560" table:display="true" table:show-details="true"/>
                <table:data-pilot-member table:name="32752" table:display="true" table:show-details="true"/>
                <table:data-pilot-member table:name="32768" table:display="true" table:show-details="true"/>
                <table:data-pilot-member table:name="32784" table:display="true" table:show-details="true"/>
                <table:data-pilot-member table:name="32816" table:display="true" table:show-details="true"/>
                <table:data-pilot-member table:name="32880" table:display="true" table:show-details="true"/>
                <table:data-pilot-member table:name="33008" table:display="true" table:show-details="true"/>
                <table:data-pilot-member table:name="33264" table:display="true" table:show-details="true"/>
                <table:data-pilot-member table:name="33776" table:display="true" table:show-details="true"/>
                <table:data-pilot-member table:name="34800" table:display="true" table:show-details="true"/>
                <table:data-pilot-member table:name="36848" table:display="true" table:show-details="true"/>
                <table:data-pilot-member table:name="40944" table:display="true" table:show-details="true"/>
                <table:data-pilot-member table:name="49136" table:display="true" table:show-details="true"/>
                <table:data-pilot-member table:name="65520" table:display="true" table:show-details="true"/>
                <table:data-pilot-member table:name="65536" table:display="true" table:show-details="true"/>
                <table:data-pilot-member table:name="65552" table:display="true" table:show-details="true"/>
                <table:data-pilot-member table:name="65584" table:display="true" table:show-details="true"/>
                <table:data-pilot-member table:name="65648" table:display="true" table:show-details="true"/>
                <table:data-pilot-member table:name="65776" table:display="true" table:show-details="true"/>
                <table:data-pilot-member table:name="66032" table:display="true" table:show-details="true"/>
                <table:data-pilot-member table:name="66544" table:display="true" table:show-details="true"/>
                <table:data-pilot-member table:name="67568" table:display="true" table:show-details="true"/>
                <table:data-pilot-member table:name="69616" table:display="true" table:show-details="true"/>
                <table:data-pilot-member table:name="73712" table:display="true" table:show-details="true"/>
                <table:data-pilot-member table:name="81904" table:display="true" table:show-details="true"/>
                <table:data-pilot-member table:name="98288" table:display="true" table:show-details="true"/>
                <table:data-pilot-member table:name="131056" table:display="true" table:show-details="true"/>
                <table:data-pilot-member table:name="131072" table:display="true" table:show-details="true"/>
                <table:data-pilot-member table:name="131088" table:display="true" table:show-details="true"/>
                <table:data-pilot-member table:name="131120" table:display="true" table:show-details="true"/>
                <table:data-pilot-member table:name="131184" table:display="true" table:show-details="true"/>
                <table:data-pilot-member table:name="131312" table:display="true" table:show-details="true"/>
                <table:data-pilot-member table:name="131568" table:display="true" table:show-details="true"/>
                <table:data-pilot-member table:name="132080" table:display="true" table:show-details="true"/>
                <table:data-pilot-member table:name="133104" table:display="true" table:show-details="true"/>
                <table:data-pilot-member table:name="135152" table:display="true" table:show-details="true"/>
                <table:data-pilot-member table:name="139248" table:display="true" table:show-details="true"/>
                <table:data-pilot-member table:name="147440" table:display="true" table:show-details="true"/>
                <table:data-pilot-member table:name="163824" table:display="true" table:show-details="true"/>
                <table:data-pilot-member table:name="196592" table:display="true" table:show-details="true"/>
                <table:data-pilot-member table:name="262128" table:display="true" table:show-details="true"/>
                <table:data-pilot-member table:name="262144" table:display="true" table:show-details="true"/>
                <table:data-pilot-member table:name="262160" table:display="true" table:show-details="true"/>
                <table:data-pilot-member table:name="262192" table:display="true" table:show-details="true"/>
                <table:data-pilot-member table:name="262256" table:display="true" table:show-details="true"/>
                <table:data-pilot-member table:name="262384" table:display="true" table:show-details="true"/>
                <table:data-pilot-member table:name="262640" table:display="true" table:show-details="true"/>
                <table:data-pilot-member table:name="263152" table:display="true" table:show-details="true"/>
                <table:data-pilot-member table:name="264176" table:display="true" table:show-details="true"/>
                <table:data-pilot-member table:name="266224" table:display="true" table:show-details="true"/>
                <table:data-pilot-member table:name="270320" table:display="true" table:show-details="true"/>
                <table:data-pilot-member table:name="278512" table:display="true" table:show-details="true"/>
                <table:data-pilot-member table:name="294896" table:display="true" table:show-details="true"/>
                <table:data-pilot-member table:name="327664" table:display="true" table:show-details="true"/>
                <table:data-pilot-member table:name="393200" table:display="true" table:show-details="true"/>
                <table:data-pilot-member table:name="524272" table:display="true" table:show-details="true"/>
                <table:data-pilot-member table:name="524288" table:display="true" table:show-details="true"/>
                <table:data-pilot-member table:name="524304" table:display="true" table:show-details="true"/>
                <table:data-pilot-member table:name="524336" table:display="true" table:show-details="true"/>
                <table:data-pilot-member table:name="524400" table:display="true" table:show-details="true"/>
                <table:data-pilot-member table:name="524528" table:display="true" table:show-details="true"/>
                <table:data-pilot-member table:name="524784" table:display="true" table:show-details="true"/>
                <table:data-pilot-member table:name="525296" table:display="true" table:show-details="true"/>
                <table:data-pilot-member table:name="526320" table:display="true" table:show-details="true"/>
                <table:data-pilot-member table:name="528368" table:display="true" table:show-details="true"/>
                <table:data-pilot-member table:name="532464" table:display="true" table:show-details="true"/>
                <table:data-pilot-member table:name="540656" table:display="true" table:show-details="true"/>
                <table:data-pilot-member table:name="557040" table:display="true" table:show-details="true"/>
                <table:data-pilot-member table:name="589808" table:display="true" table:show-details="true"/>
                <table:data-pilot-member table:name="655344" table:display="true" table:show-details="true"/>
                <table:data-pilot-member table:name="786416" table:display="true" table:show-details="true"/>
                <table:data-pilot-member table:name="1048560" table:display="true" table:show-details="true"/>
                <table:data-pilot-member table:name="1048576" table:display="true" table:show-details="true"/>
                <table:data-pilot-member table:name="1048592" table:display="true" table:show-details="true"/>
                <table:data-pilot-member table:name="1048624" table:display="true" table:show-details="true"/>
                <table:data-pilot-member table:name="1048688" table:display="true" table:show-details="true"/>
                <table:data-pilot-member table:name="1048816" table:display="true" table:show-details="true"/>
                <table:data-pilot-member table:name="1049072" table:display="true" table:show-details="true"/>
                <table:data-pilot-member table:name="1049584" table:display="true" table:show-details="true"/>
                <table:data-pilot-member table:name="1050608" table:display="true" table:show-details="true"/>
                <table:data-pilot-member table:name="1052656" table:display="true" table:show-details="true"/>
                <table:data-pilot-member table:name="1056752" table:display="true" table:show-details="true"/>
                <table:data-pilot-member table:name="1064944" table:display="true" table:show-details="true"/>
                <table:data-pilot-member table:name="1081328" table:display="true" table:show-details="true"/>
                <table:data-pilot-member table:name="1114096" table:display="true" table:show-details="true"/>
                <table:data-pilot-member table:name="1179632" table:display="true" table:show-details="true"/>
                <table:data-pilot-member table:name="1310704" table:display="true" table:show-details="true"/>
                <table:data-pilot-member table:name="1572848" table:display="true" table:show-details="true"/>
                <table:data-pilot-member table:name="2097136" table:display="true" table:show-details="true"/>
                <table:data-pilot-member table:name="2097152" table:display="true" table:show-details="true"/>
                <table:data-pilot-member table:name="2097168" table:display="true" table:show-details="true"/>
                <table:data-pilot-member table:name="2097200" table:display="true" table:show-details="true"/>
                <table:data-pilot-member table:name="2097264" table:display="true" table:show-details="true"/>
                <table:data-pilot-member table:name="2097392" table:display="true" table:show-details="true"/>
                <table:data-pilot-member table:name="2097648" table:display="true" table:show-details="true"/>
                <table:data-pilot-member table:name="2098160" table:display="true" table:show-details="true"/>
                <table:data-pilot-member table:name="2099184" table:display="true" table:show-details="true"/>
                <table:data-pilot-member table:name="2101232" table:display="true" table:show-details="true"/>
                <table:data-pilot-member table:name="2105328" table:display="true" table:show-details="true"/>
                <table:data-pilot-member table:name="2113520" table:display="true" table:show-details="true"/>
                <table:data-pilot-member table:name="2129904" table:display="true" table:show-details="true"/>
                <table:data-pilot-member table:name="2162672" table:display="true" table:show-details="true"/>
                <table:data-pilot-member table:name="2228208" table:display="true" table:show-details="true"/>
                <table:data-pilot-member table:name="2359280" table:display="true" table:show-details="true"/>
                <table:data-pilot-member table:name="2621424" table:display="true" table:show-details="true"/>
                <table:data-pilot-member table:name="3145712" table:display="true" table:show-details="true"/>
                <table:data-pilot-member table:name="4194288" table:display="true" table:show-details="true"/>
                <table:data-pilot-member table:name="4194304" table:display="true" table:show-details="true"/>
                <table:data-pilot-member table:name="4194320" table:display="true" table:show-details="true"/>
                <table:data-pilot-member table:name="4194352" table:display="true" table:show-details="true"/>
                <table:data-pilot-member table:name="4194416" table:display="true" table:show-details="true"/>
                <table:data-pilot-member table:name="4194544" table:display="true" table:show-details="true"/>
                <table:data-pilot-member table:name="4194800" table:display="true" table:show-details="true"/>
                <table:data-pilot-member table:name="4195312" table:display="true" table:show-details="true"/>
                <table:data-pilot-member table:name="4196336" table:display="true" table:show-details="true"/>
                <table:data-pilot-member table:name="4198384" table:display="true" table:show-details="true"/>
                <table:data-pilot-member table:name="4202480" table:display="true" table:show-details="true"/>
                <table:data-pilot-member table:name="4210672" table:display="true" table:show-details="true"/>
                <table:data-pilot-member table:name="4227056" table:display="true" table:show-details="true"/>
                <table:data-pilot-member table:name="4259824" table:display="true" table:show-details="true"/>
                <table:data-pilot-member table:name="4325360" table:display="true" table:show-details="true"/>
                <table:data-pilot-member table:name="4456432" table:display="true" table:show-details="true"/>
                <table:data-pilot-member table:name="4718576" table:display="true" table:show-details="true"/>
                <table:data-pilot-member table:name="5242864" table:display="true" table:show-details="true"/>
                <table:data-pilot-member table:name="6291440" table:display="true" table:show-details="true"/>
                <table:data-pilot-member table:name="8388592" table:display="true" table:show-details="true"/>
                <table:data-pilot-member table:name="8388608" table:display="true" table:show-details="true"/>
                <table:data-pilot-member table:name="8388624" table:display="true" table:show-details="true"/>
                <table:data-pilot-member table:name="8388656" table:display="true" table:show-details="true"/>
                <table:data-pilot-member table:name="8388720" table:display="true" table:show-details="true"/>
                <table:data-pilot-member table:name="8388848" table:display="true" table:show-details="true"/>
                <table:data-pilot-member table:name="8389104" table:display="true" table:show-details="true"/>
                <table:data-pilot-member table:name="8389616" table:display="true" table:show-details="true"/>
                <table:data-pilot-member table:name="8390640" table:display="true" table:show-details="true"/>
                <table:data-pilot-member table:name="8392688" table:display="true" table:show-details="true"/>
                <table:data-pilot-member table:name="8396784" table:display="true" table:show-details="true"/>
                <table:data-pilot-member table:name="8404976" table:display="true" table:show-details="true"/>
                <table:data-pilot-member table:name="8421360" table:display="true" table:show-details="true"/>
                <table:data-pilot-member table:name="8454128" table:display="true" table:show-details="true"/>
                <table:data-pilot-member table:name="8519664" table:display="true" table:show-details="true"/>
                <table:data-pilot-member table:name="8650736" table:display="true" table:show-details="true"/>
                <table:data-pilot-member table:name="8912880" table:display="true" table:show-details="true"/>
                <table:data-pilot-member table:name="9437168" table:display="true" table:show-details="true"/>
                <table:data-pilot-member table:name="10485744" table:display="true" table:show-details="true"/>
                <table:data-pilot-member table:name="12582896" table:display="true" table:show-details="true"/>
                <table:data-pilot-member table:name="16777200" table:display="true" table:show-details="true"/>
                <table:data-pilot-member table:name="16777264" table:display="true" table:show-details="true"/>
                <table:data-pilot-member table:name="16777328" table:display="true" table:show-details="true"/>
                <table:data-pilot-member table:name="16777456" table:display="true" table:show-details="true"/>
                <table:data-pilot-member table:name="16777712" table:display="true" table:show-details="true"/>
                <table:data-pilot-member table:name="16778224" table:display="true" table:show-details="true"/>
                <table:data-pilot-member table:name="16779248" table:display="true" table:show-details="true"/>
                <table:data-pilot-member table:name="16781296" table:display="true" table:show-details="true"/>
                <table:data-pilot-member table:name="16785392" table:display="true" table:show-details="true"/>
                <table:data-pilot-member table:name="16793584" table:display="true" table:show-details="true"/>
                <table:data-pilot-member table:name="16809968" table:display="true" table:show-details="true"/>
                <table:data-pilot-member table:name="16842736" table:display="true" table:show-details="true"/>
                <table:data-pilot-member table:name="16908272" table:display="true" table:show-details="true"/>
                <table:data-pilot-member table:name="17039344" table:display="true" table:show-details="true"/>
                <table:data-pilot-member table:name="17301488" table:display="true" table:show-details="true"/>
                <table:data-pilot-member table:name="17825776" table:display="true" table:show-details="true"/>
                <table:data-pilot-member table:name="18874352" table:display="true" table:show-details="true"/>
                <table:data-pilot-member table:name="20971504" table:display="true" table:show-details="true"/>
                <table:data-pilot-member table:name="251658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otal memory used - optimal parameters for space'.A1:'total memory used - optimal parameters for space'.V20" table:buttons="'total memory used - optimal parameters for space'.A2 'total memory used - optimal parameters for space'.B1" table:grand-total="none" table:show-filter-button="false" table:drill-down-on-double-click="false">
          <table:source-cell-range table:cell-range-address="Sheet1.A1:Sheet1.D379"/>
          <table:data-pilot-field table:source-field-name="nbatch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10485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rk_mem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  <table:data-pilot-member table:name="8192" table:display="true" table:show-details="true"/>
                <table:data-pilot-member table:name="16384" table:display="true" table:show-details="true"/>
                <table:data-pilot-member table:name="32768" table:display="true" table:show-details="true"/>
                <table:data-pilot-member table:name="65536" table:display="true" table:show-details="true"/>
                <table:data-pilot-member table:name="131072" table:display="true" table:show-details="true"/>
                <table:data-pilot-member table:name="262144" table:display="true" table:show-details="true"/>
                <table:data-pilot-member table:name="524288" table:display="true" table:show-details="true"/>
                <table:data-pilot-member table:name="1048576" table:display="true" table:show-details="true"/>
                <table:data-pilot-member table:name="2097152" table:display="true" table:show-details="true"/>
                <table:data-pilot-member table:name="4194304" table:display="true" table:show-details="true"/>
                <table:data-pilot-member table:name="83886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mem" table:orientation="data" table:used-hierarchy="0" table:function="average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80" table:display="true" table:show-details="true"/>
                <table:data-pilot-member table:name="112" table:display="true" table:show-details="true"/>
                <table:data-pilot-member table:name="128" table:display="true" table:show-details="true"/>
                <table:data-pilot-member table:name="144" table:display="true" table:show-details="true"/>
                <table:data-pilot-member table:name="176" table:display="true" table:show-details="true"/>
                <table:data-pilot-member table:name="240" table:display="true" table:show-details="true"/>
                <table:data-pilot-member table:name="256" table:display="true" table:show-details="true"/>
                <table:data-pilot-member table:name="272" table:display="true" table:show-details="true"/>
                <table:data-pilot-member table:name="304" table:display="true" table:show-details="true"/>
                <table:data-pilot-member table:name="368" table:display="true" table:show-details="true"/>
                <table:data-pilot-member table:name="496" table:display="true" table:show-details="true"/>
                <table:data-pilot-member table:name="512" table:display="true" table:show-details="true"/>
                <table:data-pilot-member table:name="528" table:display="true" table:show-details="true"/>
                <table:data-pilot-member table:name="560" table:display="true" table:show-details="true"/>
                <table:data-pilot-member table:name="624" table:display="true" table:show-details="true"/>
                <table:data-pilot-member table:name="752" table:display="true" table:show-details="true"/>
                <table:data-pilot-member table:name="1008" table:display="true" table:show-details="true"/>
                <table:data-pilot-member table:name="1024" table:display="true" table:show-details="true"/>
                <table:data-pilot-member table:name="1040" table:display="true" table:show-details="true"/>
                <table:data-pilot-member table:name="1072" table:display="true" table:show-details="true"/>
                <table:data-pilot-member table:name="1136" table:display="true" table:show-details="true"/>
                <table:data-pilot-member table:name="1264" table:display="true" table:show-details="true"/>
                <table:data-pilot-member table:name="1520" table:display="true" table:show-details="true"/>
                <table:data-pilot-member table:name="2032" table:display="true" table:show-details="true"/>
                <table:data-pilot-member table:name="2048" table:display="true" table:show-details="true"/>
                <table:data-pilot-member table:name="2064" table:display="true" table:show-details="true"/>
                <table:data-pilot-member table:name="2096" table:display="true" table:show-details="true"/>
                <table:data-pilot-member table:name="2160" table:display="true" table:show-details="true"/>
                <table:data-pilot-member table:name="2288" table:display="true" table:show-details="true"/>
                <table:data-pilot-member table:name="2544" table:display="true" table:show-details="true"/>
                <table:data-pilot-member table:name="3056" table:display="true" table:show-details="true"/>
                <table:data-pilot-member table:name="4080" table:display="true" table:show-details="true"/>
                <table:data-pilot-member table:name="4096" table:display="true" table:show-details="true"/>
                <table:data-pilot-member table:name="4112" table:display="true" table:show-details="true"/>
                <table:data-pilot-member table:name="4144" table:display="true" table:show-details="true"/>
                <table:data-pilot-member table:name="4208" table:display="true" table:show-details="true"/>
                <table:data-pilot-member table:name="4336" table:display="true" table:show-details="true"/>
                <table:data-pilot-member table:name="4592" table:display="true" table:show-details="true"/>
                <table:data-pilot-member table:name="5104" table:display="true" table:show-details="true"/>
                <table:data-pilot-member table:name="6128" table:display="true" table:show-details="true"/>
                <table:data-pilot-member table:name="8176" table:display="true" table:show-details="true"/>
                <table:data-pilot-member table:name="8192" table:display="true" table:show-details="true"/>
                <table:data-pilot-member table:name="8208" table:display="true" table:show-details="true"/>
                <table:data-pilot-member table:name="8240" table:display="true" table:show-details="true"/>
                <table:data-pilot-member table:name="8304" table:display="true" table:show-details="true"/>
                <table:data-pilot-member table:name="8432" table:display="true" table:show-details="true"/>
                <table:data-pilot-member table:name="8688" table:display="true" table:show-details="true"/>
                <table:data-pilot-member table:name="9200" table:display="true" table:show-details="true"/>
                <table:data-pilot-member table:name="10224" table:display="true" table:show-details="true"/>
                <table:data-pilot-member table:name="12272" table:display="true" table:show-details="true"/>
                <table:data-pilot-member table:name="16368" table:display="true" table:show-details="true"/>
                <table:data-pilot-member table:name="16384" table:display="true" table:show-details="true"/>
                <table:data-pilot-member table:name="16400" table:display="true" table:show-details="true"/>
                <table:data-pilot-member table:name="16432" table:display="true" table:show-details="true"/>
                <table:data-pilot-member table:name="16496" table:display="true" table:show-details="true"/>
                <table:data-pilot-member table:name="16624" table:display="true" table:show-details="true"/>
                <table:data-pilot-member table:name="16880" table:display="true" table:show-details="true"/>
                <table:data-pilot-member table:name="17392" table:display="true" table:show-details="true"/>
                <table:data-pilot-member table:name="18416" table:display="true" table:show-details="true"/>
                <table:data-pilot-member table:name="20464" table:display="true" table:show-details="true"/>
                <table:data-pilot-member table:name="24560" table:display="true" table:show-details="true"/>
                <table:data-pilot-member table:name="32752" table:display="true" table:show-details="true"/>
                <table:data-pilot-member table:name="32768" table:display="true" table:show-details="true"/>
                <table:data-pilot-member table:name="32784" table:display="true" table:show-details="true"/>
                <table:data-pilot-member table:name="32816" table:display="true" table:show-details="true"/>
                <table:data-pilot-member table:name="32880" table:display="true" table:show-details="true"/>
                <table:data-pilot-member table:name="33008" table:display="true" table:show-details="true"/>
                <table:data-pilot-member table:name="33264" table:display="true" table:show-details="true"/>
                <table:data-pilot-member table:name="33776" table:display="true" table:show-details="true"/>
                <table:data-pilot-member table:name="34800" table:display="true" table:show-details="true"/>
                <table:data-pilot-member table:name="36848" table:display="true" table:show-details="true"/>
                <table:data-pilot-member table:name="40944" table:display="true" table:show-details="true"/>
                <table:data-pilot-member table:name="49136" table:display="true" table:show-details="true"/>
                <table:data-pilot-member table:name="65520" table:display="true" table:show-details="true"/>
                <table:data-pilot-member table:name="65536" table:display="true" table:show-details="true"/>
                <table:data-pilot-member table:name="65552" table:display="true" table:show-details="true"/>
                <table:data-pilot-member table:name="65584" table:display="true" table:show-details="true"/>
                <table:data-pilot-member table:name="65648" table:display="true" table:show-details="true"/>
                <table:data-pilot-member table:name="65776" table:display="true" table:show-details="true"/>
                <table:data-pilot-member table:name="66032" table:display="true" table:show-details="true"/>
                <table:data-pilot-member table:name="66544" table:display="true" table:show-details="true"/>
                <table:data-pilot-member table:name="67568" table:display="true" table:show-details="true"/>
                <table:data-pilot-member table:name="69616" table:display="true" table:show-details="true"/>
                <table:data-pilot-member table:name="73712" table:display="true" table:show-details="true"/>
                <table:data-pilot-member table:name="81904" table:display="true" table:show-details="true"/>
                <table:data-pilot-member table:name="98288" table:display="true" table:show-details="true"/>
                <table:data-pilot-member table:name="131056" table:display="true" table:show-details="true"/>
                <table:data-pilot-member table:name="131072" table:display="true" table:show-details="true"/>
                <table:data-pilot-member table:name="131088" table:display="true" table:show-details="true"/>
                <table:data-pilot-member table:name="131120" table:display="true" table:show-details="true"/>
                <table:data-pilot-member table:name="131184" table:display="true" table:show-details="true"/>
                <table:data-pilot-member table:name="131312" table:display="true" table:show-details="true"/>
                <table:data-pilot-member table:name="131568" table:display="true" table:show-details="true"/>
                <table:data-pilot-member table:name="132080" table:display="true" table:show-details="true"/>
                <table:data-pilot-member table:name="133104" table:display="true" table:show-details="true"/>
                <table:data-pilot-member table:name="135152" table:display="true" table:show-details="true"/>
                <table:data-pilot-member table:name="139248" table:display="true" table:show-details="true"/>
                <table:data-pilot-member table:name="147440" table:display="true" table:show-details="true"/>
                <table:data-pilot-member table:name="163824" table:display="true" table:show-details="true"/>
                <table:data-pilot-member table:name="196592" table:display="true" table:show-details="true"/>
                <table:data-pilot-member table:name="262128" table:display="true" table:show-details="true"/>
                <table:data-pilot-member table:name="262144" table:display="true" table:show-details="true"/>
                <table:data-pilot-member table:name="262160" table:display="true" table:show-details="true"/>
                <table:data-pilot-member table:name="262192" table:display="true" table:show-details="true"/>
                <table:data-pilot-member table:name="262256" table:display="true" table:show-details="true"/>
                <table:data-pilot-member table:name="262384" table:display="true" table:show-details="true"/>
                <table:data-pilot-member table:name="262640" table:display="true" table:show-details="true"/>
                <table:data-pilot-member table:name="263152" table:display="true" table:show-details="true"/>
                <table:data-pilot-member table:name="264176" table:display="true" table:show-details="true"/>
                <table:data-pilot-member table:name="266224" table:display="true" table:show-details="true"/>
                <table:data-pilot-member table:name="270320" table:display="true" table:show-details="true"/>
                <table:data-pilot-member table:name="278512" table:display="true" table:show-details="true"/>
                <table:data-pilot-member table:name="294896" table:display="true" table:show-details="true"/>
                <table:data-pilot-member table:name="327664" table:display="true" table:show-details="true"/>
                <table:data-pilot-member table:name="393200" table:display="true" table:show-details="true"/>
                <table:data-pilot-member table:name="524272" table:display="true" table:show-details="true"/>
                <table:data-pilot-member table:name="524288" table:display="true" table:show-details="true"/>
                <table:data-pilot-member table:name="524304" table:display="true" table:show-details="true"/>
                <table:data-pilot-member table:name="524336" table:display="true" table:show-details="true"/>
                <table:data-pilot-member table:name="524400" table:display="true" table:show-details="true"/>
                <table:data-pilot-member table:name="524528" table:display="true" table:show-details="true"/>
                <table:data-pilot-member table:name="524784" table:display="true" table:show-details="true"/>
                <table:data-pilot-member table:name="525296" table:display="true" table:show-details="true"/>
                <table:data-pilot-member table:name="526320" table:display="true" table:show-details="true"/>
                <table:data-pilot-member table:name="528368" table:display="true" table:show-details="true"/>
                <table:data-pilot-member table:name="532464" table:display="true" table:show-details="true"/>
                <table:data-pilot-member table:name="540656" table:display="true" table:show-details="true"/>
                <table:data-pilot-member table:name="557040" table:display="true" table:show-details="true"/>
                <table:data-pilot-member table:name="589808" table:display="true" table:show-details="true"/>
                <table:data-pilot-member table:name="655344" table:display="true" table:show-details="true"/>
                <table:data-pilot-member table:name="786416" table:display="true" table:show-details="true"/>
                <table:data-pilot-member table:name="1048560" table:display="true" table:show-details="true"/>
                <table:data-pilot-member table:name="1048576" table:display="true" table:show-details="true"/>
                <table:data-pilot-member table:name="1048592" table:display="true" table:show-details="true"/>
                <table:data-pilot-member table:name="1048624" table:display="true" table:show-details="true"/>
                <table:data-pilot-member table:name="1048688" table:display="true" table:show-details="true"/>
                <table:data-pilot-member table:name="1048816" table:display="true" table:show-details="true"/>
                <table:data-pilot-member table:name="1049072" table:display="true" table:show-details="true"/>
                <table:data-pilot-member table:name="1049584" table:display="true" table:show-details="true"/>
                <table:data-pilot-member table:name="1050608" table:display="true" table:show-details="true"/>
                <table:data-pilot-member table:name="1052656" table:display="true" table:show-details="true"/>
                <table:data-pilot-member table:name="1056752" table:display="true" table:show-details="true"/>
                <table:data-pilot-member table:name="1064944" table:display="true" table:show-details="true"/>
                <table:data-pilot-member table:name="1081328" table:display="true" table:show-details="true"/>
                <table:data-pilot-member table:name="1114096" table:display="true" table:show-details="true"/>
                <table:data-pilot-member table:name="1179632" table:display="true" table:show-details="true"/>
                <table:data-pilot-member table:name="1310704" table:display="true" table:show-details="true"/>
                <table:data-pilot-member table:name="1572848" table:display="true" table:show-details="true"/>
                <table:data-pilot-member table:name="2097136" table:display="true" table:show-details="true"/>
                <table:data-pilot-member table:name="2097152" table:display="true" table:show-details="true"/>
                <table:data-pilot-member table:name="2097168" table:display="true" table:show-details="true"/>
                <table:data-pilot-member table:name="2097200" table:display="true" table:show-details="true"/>
                <table:data-pilot-member table:name="2097264" table:display="true" table:show-details="true"/>
                <table:data-pilot-member table:name="2097392" table:display="true" table:show-details="true"/>
                <table:data-pilot-member table:name="2097648" table:display="true" table:show-details="true"/>
                <table:data-pilot-member table:name="2098160" table:display="true" table:show-details="true"/>
                <table:data-pilot-member table:name="2099184" table:display="true" table:show-details="true"/>
                <table:data-pilot-member table:name="2101232" table:display="true" table:show-details="true"/>
                <table:data-pilot-member table:name="2105328" table:display="true" table:show-details="true"/>
                <table:data-pilot-member table:name="2113520" table:display="true" table:show-details="true"/>
                <table:data-pilot-member table:name="2129904" table:display="true" table:show-details="true"/>
                <table:data-pilot-member table:name="2162672" table:display="true" table:show-details="true"/>
                <table:data-pilot-member table:name="2228208" table:display="true" table:show-details="true"/>
                <table:data-pilot-member table:name="2359280" table:display="true" table:show-details="true"/>
                <table:data-pilot-member table:name="2621424" table:display="true" table:show-details="true"/>
                <table:data-pilot-member table:name="3145712" table:display="true" table:show-details="true"/>
                <table:data-pilot-member table:name="4194288" table:display="true" table:show-details="true"/>
                <table:data-pilot-member table:name="4194304" table:display="true" table:show-details="true"/>
                <table:data-pilot-member table:name="4194320" table:display="true" table:show-details="true"/>
                <table:data-pilot-member table:name="4194352" table:display="true" table:show-details="true"/>
                <table:data-pilot-member table:name="4194416" table:display="true" table:show-details="true"/>
                <table:data-pilot-member table:name="4194544" table:display="true" table:show-details="true"/>
                <table:data-pilot-member table:name="4194800" table:display="true" table:show-details="true"/>
                <table:data-pilot-member table:name="4195312" table:display="true" table:show-details="true"/>
                <table:data-pilot-member table:name="4196336" table:display="true" table:show-details="true"/>
                <table:data-pilot-member table:name="4198384" table:display="true" table:show-details="true"/>
                <table:data-pilot-member table:name="4202480" table:display="true" table:show-details="true"/>
                <table:data-pilot-member table:name="4210672" table:display="true" table:show-details="true"/>
                <table:data-pilot-member table:name="4227056" table:display="true" table:show-details="true"/>
                <table:data-pilot-member table:name="4259824" table:display="true" table:show-details="true"/>
                <table:data-pilot-member table:name="4325360" table:display="true" table:show-details="true"/>
                <table:data-pilot-member table:name="4456432" table:display="true" table:show-details="true"/>
                <table:data-pilot-member table:name="4718576" table:display="true" table:show-details="true"/>
                <table:data-pilot-member table:name="5242864" table:display="true" table:show-details="true"/>
                <table:data-pilot-member table:name="6291440" table:display="true" table:show-details="true"/>
                <table:data-pilot-member table:name="8388592" table:display="true" table:show-details="true"/>
                <table:data-pilot-member table:name="8388608" table:display="true" table:show-details="true"/>
                <table:data-pilot-member table:name="8388624" table:display="true" table:show-details="true"/>
                <table:data-pilot-member table:name="8388656" table:display="true" table:show-details="true"/>
                <table:data-pilot-member table:name="8388720" table:display="true" table:show-details="true"/>
                <table:data-pilot-member table:name="8388848" table:display="true" table:show-details="true"/>
                <table:data-pilot-member table:name="8389104" table:display="true" table:show-details="true"/>
                <table:data-pilot-member table:name="8389616" table:display="true" table:show-details="true"/>
                <table:data-pilot-member table:name="8390640" table:display="true" table:show-details="true"/>
                <table:data-pilot-member table:name="8392688" table:display="true" table:show-details="true"/>
                <table:data-pilot-member table:name="8396784" table:display="true" table:show-details="true"/>
                <table:data-pilot-member table:name="8404976" table:display="true" table:show-details="true"/>
                <table:data-pilot-member table:name="8421360" table:display="true" table:show-details="true"/>
                <table:data-pilot-member table:name="8454128" table:display="true" table:show-details="true"/>
                <table:data-pilot-member table:name="8519664" table:display="true" table:show-details="true"/>
                <table:data-pilot-member table:name="8650736" table:display="true" table:show-details="true"/>
                <table:data-pilot-member table:name="8912880" table:display="true" table:show-details="true"/>
                <table:data-pilot-member table:name="9437168" table:display="true" table:show-details="true"/>
                <table:data-pilot-member table:name="10485744" table:display="true" table:show-details="true"/>
                <table:data-pilot-member table:name="12582896" table:display="true" table:show-details="true"/>
                <table:data-pilot-member table:name="16777200" table:display="true" table:show-details="true"/>
                <table:data-pilot-member table:name="16777264" table:display="true" table:show-details="true"/>
                <table:data-pilot-member table:name="16777328" table:display="true" table:show-details="true"/>
                <table:data-pilot-member table:name="16777456" table:display="true" table:show-details="true"/>
                <table:data-pilot-member table:name="16777712" table:display="true" table:show-details="true"/>
                <table:data-pilot-member table:name="16778224" table:display="true" table:show-details="true"/>
                <table:data-pilot-member table:name="16779248" table:display="true" table:show-details="true"/>
                <table:data-pilot-member table:name="16781296" table:display="true" table:show-details="true"/>
                <table:data-pilot-member table:name="16785392" table:display="true" table:show-details="true"/>
                <table:data-pilot-member table:name="16793584" table:display="true" table:show-details="true"/>
                <table:data-pilot-member table:name="16809968" table:display="true" table:show-details="true"/>
                <table:data-pilot-member table:name="16842736" table:display="true" table:show-details="true"/>
                <table:data-pilot-member table:name="16908272" table:display="true" table:show-details="true"/>
                <table:data-pilot-member table:name="17039344" table:display="true" table:show-details="true"/>
                <table:data-pilot-member table:name="17301488" table:display="true" table:show-details="true"/>
                <table:data-pilot-member table:name="17825776" table:display="true" table:show-details="true"/>
                <table:data-pilot-member table:name="18874352" table:display="true" table:show-details="true"/>
                <table:data-pilot-member table:name="20971504" table:display="true" table:show-details="true"/>
                <table:data-pilot-member table:name="251658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01:09:42.606930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5:16:42.993316112</meta:creation-date>
    <dc:date>2025-01-06T01:15:37.207739839</dc:date>
    <meta:editing-duration>PT1H26S</meta:editing-duration>
    <meta:editing-cycles>6</meta:editing-cycles>
    <meta:generator>LibreOffice/24.2.7.2$Linux_X86_64 LibreOffice_project/420$Build-2</meta:generator>
    <meta:print-date>2025-01-06T01:12:54.766347230</meta:print-date>
    <meta:printed-by>PDF files</meta:printed-by>
    <meta:document-statistic meta:table-count="3" meta:cell-count="2359" meta:object-count="0"/>
  </office:meta>
</office:document-meta>
</file>